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D0000002DC98D29C5AC367106.png" manifest:media-type="image/png"/>
  <manifest:file-entry manifest:full-path="Pictures/100000010000002700000027BFE0AA2DE62A32A6.png" manifest:media-type="image/png"/>
  <manifest:file-entry manifest:full-path="Pictures/1000000100000026000000254EE61EC9862591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ebo" svg:font-family="Heebo"/>
    <style:font-face style:name="Heebo Medium" svg:font-family="'Heebo Medium'" style:font-pitch="variable"/>
    <style:font-face style:name="Heebo Medium1" svg:font-family="'Heebo Medium'"/>
    <style:font-face style:name="Heebo1" svg:font-family="Heeb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aakar" svg:font-family="aakar" style:font-pitch="variable"/>
    <style:font-face style:name="arial" svg:font-family="arial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1.1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0.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0.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8.22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8.08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0.6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9.9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3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5.2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1.7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6.02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5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1.9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2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5.9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4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6cm" fo:min-width="0.49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9.62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4.94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5.87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9.6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9.8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11.1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5.35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5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3.37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5.9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5cm" fo:min-width="6.14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11.1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style:paragraph-properties fo:text-align="start" style:writing-mode="lr-tb"/>
      <style:text-properties fo:color="#000000" loext:opacity="100%"/>
    </style:style>
    <style:style style:name="P18" style:family="paragraph">
      <loext:graphic-properties draw:fill="none"/>
      <style:text-properties fo:color="#000000" loext:opacity="100%" fo:font-size="11pt" style:font-size-asian="11pt" style:font-size-complex="11pt"/>
    </style:style>
    <style:style style:name="P19" style:family="paragraph">
      <loext:graphic-properties draw:fill="none"/>
      <style:text-properties fo:font-size="10pt" style:font-size-asian="10pt" style:font-size-complex="10pt"/>
    </style:style>
    <style:style style:name="P20" style:family="paragraph">
      <style:paragraph-properties fo:text-align="justify"/>
      <style:text-properties style:font-name="arial" fo:font-size="11pt"/>
    </style:style>
    <style:style style:name="P21" style:family="paragraph">
      <loext:graphic-properties draw:fill="none" draw:fill-color="#ffffff"/>
      <style:paragraph-properties fo:text-align="justify"/>
      <style:text-properties style:font-name="arial" fo:font-size="11pt"/>
    </style:style>
    <style:style style:name="T1" style:family="text">
      <style:text-properties fo:color="#000000" loext:opacity="100%" style:font-name="Century Gothic" fo:font-size="14pt" fo:font-weight="bold" style:font-size-asian="14pt" style:font-weight-asian="bold" style:font-name-complex="Century Gothic" style:font-size-complex="14pt" style:font-weight-complex="bold"/>
    </style:style>
    <style:style style:name="T2" style:family="text">
      <style:text-properties fo:color="#f4d8dc" loext:opacity="100%" style:font-name="Century Gothic" fo:font-size="14pt" fo:font-weight="bold" style:font-size-asian="14pt" style:font-weight-asian="bold" style:font-name-complex="Century Gothic" style:font-size-complex="14pt" style:font-weight-complex="bold"/>
    </style:style>
    <style:style style:name="T3" style:family="text">
      <style:text-properties fo:color="#ffffff" loext:opacity="100%" style:font-name="Century Gothic" fo:font-size="14pt" fo:font-weight="bold" style:font-size-asian="14pt" style:font-weight-asian="bold" style:font-name-complex="Century Gothic" style:font-size-complex="14pt" style:font-weight-complex="bold"/>
    </style:style>
    <style:style style:name="T4" style:family="text">
      <style:text-properties fo:color="#000000" loext:opacity="100%" style:font-name="Cambria1" fo:font-size="12pt" fo:font-weight="normal" style:font-size-asian="12pt" style:font-weight-asian="normal" style:font-name-complex="Cambria1" style:font-size-complex="12pt" style:font-weight-complex="normal"/>
    </style:style>
    <style:style style:name="T5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loext:opacity="100%" style:font-name="Calibri1" fo:font-size="12pt" fo:font-style="italic" fo:font-weight="normal" style:font-size-asian="12pt" style:font-style-asian="italic" style:font-weight-asian="normal" style:font-name-complex="Calibri1" style:font-size-complex="12pt" style:font-style-complex="italic" style:font-weight-complex="normal"/>
    </style:style>
    <style:style style:name="T7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8" style:family="text">
      <style:text-properties fo:color="#000000" loext:opacity="100%" style:font-name="Heebo Medium1" fo:font-size="20pt" fo:font-weight="normal" style:font-size-asian="20pt" style:font-weight-asian="normal" style:font-name-complex="Heebo Medium1" style:font-size-complex="20pt" style:font-weight-complex="normal"/>
    </style:style>
    <style:style style:name="T9" style:family="text">
      <style:text-properties fo:color="#000000" loext:opacity="100%" style:font-name="Heebo Medium1" fo:font-size="28pt" fo:font-weight="normal" style:font-size-asian="28pt" style:font-weight-asian="normal" style:font-name-complex="Heebo Medium1" style:font-size-complex="28pt" style:font-weight-complex="normal"/>
    </style:style>
    <style:style style:name="T10" style:family="text">
      <style:text-properties fo:color="#000000" loext:opacity="100%" style:font-name="Symbol" fo:font-size="9pt" fo:font-weight="normal" style:font-size-asian="9pt" style:font-weight-asian="normal" style:font-name-complex="Symbol" style:font-size-complex="9pt" style:font-weight-complex="normal"/>
    </style:style>
    <style:style style:name="T11" style:family="text">
      <style:text-properties fo:color="#000000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12" style:family="text">
      <style:text-properties fo:color="#000000" loext:opacity="100%" style:font-name="Heebo Medium1" fo:font-size="16pt" fo:font-weight="normal" style:font-size-asian="16pt" style:font-weight-asian="normal" style:font-name-complex="Heebo Medium1" style:font-size-complex="16pt" style:font-weight-complex="normal"/>
    </style:style>
    <style:style style:name="T13" style:family="text">
      <style:text-properties fo:color="#ffffff" loext:opacity="100%"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14" style:family="text">
      <style:text-properties fo:color="#000000" loext:opacity="100%" style:font-name="Arial1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5" style:family="text">
      <style:text-properties fo:color="#000000" loext:opacity="100%" style:font-name="Arial1" fo:font-size="10pt" fo:font-style="italic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16" style:family="text">
      <style:text-properties fo:color="#00000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7" style:family="text">
      <style:text-properties fo:color="#7f7f7f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8" style:family="text">
      <style:text-properties fo:color="#808080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9" style:family="text">
      <style:text-properties fo:color="#0070c0" loext:opacity="100%" style:font-name="Heebo Medium1" fo:font-size="14pt" fo:font-weight="normal" style:font-size-asian="14pt" style:font-weight-asian="normal" style:font-name-complex="Heebo Medium1" style:font-size-complex="14pt" style:font-weight-complex="normal"/>
    </style:style>
    <style:style style:name="T20" style:family="text">
      <style:text-properties fo:color="#0070c0" loext:opacity="100%" style:font-name="Cambria1" fo:font-size="14pt" fo:font-weight="bold" style:font-size-asian="14pt" style:font-weight-asian="bold" style:font-name-complex="Cambria1" style:font-size-complex="14pt" style:font-weight-complex="bold"/>
    </style:style>
    <style:style style:name="T21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22" style:family="text">
      <style:text-properties fo:color="#000000" loext:opacity="100%" style:font-name="Arial1" fo:font-size="14pt" fo:font-weight="bold" style:font-size-asian="14pt" style:font-weight-asian="bold" style:font-name-complex="Arial1" style:font-size-complex="14pt" style:font-weight-complex="bold"/>
    </style:style>
    <style:style style:name="T23" style:family="text">
      <style:text-properties fo:color="#000000" loext:opacity="100%" style:font-name="Cambria1" fo:font-size="14pt" fo:font-weight="normal" style:font-size-asian="14pt" style:font-weight-asian="normal" style:font-name-complex="Cambria1" style:font-size-complex="14pt" style:font-weight-complex="normal"/>
    </style:style>
    <style:style style:name="T24" style:family="text">
      <style:text-properties fo:color="#000000" loext:opacity="100%" style:font-name="Cambria1" fo:font-size="11pt" fo:font-weight="normal" style:font-size-asian="11pt" style:font-weight-asian="normal" style:font-name-complex="Cambria1" style:font-size-complex="11pt" style:font-weight-complex="normal"/>
    </style:style>
    <style:style style:name="T25" style:family="text">
      <style:text-properties fo:color="#000000" loext:opacity="100%" style:font-name="Heebo" fo:font-size="16pt" fo:font-weight="normal" style:font-size-asian="16pt" style:font-weight-asian="normal" style:font-name-complex="Heebo" style:font-size-complex="16pt" style:font-weight-complex="normal"/>
    </style:style>
    <style:style style:name="T26" style:family="text">
      <style:text-properties fo:color="#000000" loext:opacity="100%" style:font-name="Heebo Medium1" fo:font-size="24pt" fo:font-weight="normal" style:font-size-asian="24pt" style:font-weight-asian="normal" style:font-name-complex="Heebo Medium1" style:font-size-complex="24pt" style:font-weight-complex="normal"/>
    </style:style>
    <style:style style:name="T27" style:family="text">
      <style:text-properties fo:color="#000000" loext:opacity="100%" style:font-name="Arial1" fo:font-size="11pt" fo:font-style="italic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8" style:family="text">
      <style:text-properties fo:color="#7f7f7f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29" style:family="text">
      <style:text-properties fo:color="#767171" loext:opacity="100%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30" style:family="text">
      <style:text-properties fo:color="#000000" loext:opacity="100%" style:font-name="Heebo Medium1" fo:font-size="14pt" fo:font-weight="normal" style:font-size-asian="14pt" style:font-weight-asian="normal" style:font-name-complex="Heebo Medium1" style:font-size-complex="14pt" style:font-weight-complex="normal"/>
    </style:style>
    <style:style style:name="T31" style:family="text">
      <style:text-properties style:font-name="arial"/>
    </style:style>
    <style:style style:name="T32" style:family="text">
      <style:text-properties fo:color="#000000" loext:opacity="100%" style:font-name="arial" fo:font-size="9pt" fo:font-weight="bold" style:font-size-asian="9pt" style:font-weight-asian="bold" style:font-name-complex="Cambria1" style:font-size-complex="9pt" style:font-weight-complex="bold"/>
    </style:style>
    <style:style style:name="T33" style:family="text">
      <style:text-properties fo:color="#000000" loext:opacity="100%" style:font-name="Heebo Medium1" fo:font-size="10pt" fo:font-weight="normal" style:font-size-asian="10pt" style:font-weight-asian="normal" style:font-name-complex="Heebo Medium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499cm" svg:height="29.251cm" svg:x="0cm" svg:y="-0.002cm" svg:viewBox="0 0 7500 29252" draw:points="0,29252 7500,29252 7500,0 0,0">
          <text:p/>
        </draw:polygon>
        <draw:frame draw:style-name="gr2" draw:text-style-name="P3" draw:layer="layout" svg:width="0.493cm" svg:height="0.581cm" svg:x="0.256cm" svg:y="0.1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0.7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1.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1.9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2.5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3.1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3.7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4.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4.9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5.5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6.1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6.7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7.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493cm" svg:height="0.581cm" svg:x="0.256cm" svg:y="7.9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738cm" svg:height="0.581cm" svg:x="0.256cm" svg:y="8.549cm">
          <draw:text-box>
            <text:p text:style-name="P2"><text:span text:style-name="T1"><text:s text:c="10"/></text:span></text:p>
          </draw:text-box>
        </draw:frame>
        <draw:frame draw:style-name="gr2" draw:text-style-name="P3" draw:layer="layout" svg:width="0.493cm" svg:height="0.581cm" svg:x="0.256cm" svg:y="9.14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043cm" svg:height="0.581cm" svg:x="0.256cm" svg:y="9.748cm">
          <draw:text-box>
            <text:p text:style-name="P2"><text:span text:style-name="T1"><text:s text:c="6"/></text:span></text:p>
          </draw:text-box>
        </draw:frame>
        <draw:frame draw:style-name="gr2" draw:text-style-name="P3" draw:layer="layout" svg:width="0.493cm" svg:height="0.581cm" svg:x="0.82cm" svg:y="-1.0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-0.476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0.1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0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1.3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1.9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2.5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3.1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3.72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4.32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4.9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5.5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6.1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493cm" svg:height="0.581cm" svg:x="0.82cm" svg:y="6.7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738cm" svg:height="0.581cm" svg:x="0.82cm" svg:y="7.314cm">
          <draw:text-box>
            <text:p text:style-name="P2"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/text:p>
          </draw:text-box>
        </draw:frame>
        <draw:frame draw:style-name="gr2" draw:text-style-name="P3" draw:layer="layout" svg:width="0.493cm" svg:height="0.581cm" svg:x="0.82cm" svg:y="7.91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043cm" svg:height="0.581cm" svg:x="0.82cm" svg:y="8.514cm">
          <draw:text-box>
            <text:p text:style-name="P2"><text:span text:style-name="T2"><text:s text:c="6"/></text:span></text:p>
          </draw:text-box>
        </draw:frame>
        <draw:frame draw:style-name="gr2" draw:text-style-name="P3" draw:layer="layout" svg:width="0.493cm" svg:height="0.581cm" svg:x="-15.017cm" svg:y="-0.344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0.2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0.8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1.45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2.0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2.6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3.2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3.855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4.4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5.05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5.6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6.2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6.8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493cm" svg:height="0.581cm" svg:x="-15.017cm" svg:y="7.44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738cm" svg:height="0.581cm" svg:x="-15.017cm" svg:y="8.046cm">
          <draw:text-box>
            <text:p text:style-name="P2"><text:span text:style-name="T3"><text:s text:c="10"/></text:span></text:p>
          </draw:text-box>
        </draw:frame>
        <draw:frame draw:style-name="gr2" draw:text-style-name="P3" draw:layer="layout" svg:width="0.493cm" svg:height="0.581cm" svg:x="-15.017cm" svg:y="8.646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1.043cm" svg:height="0.581cm" svg:x="-15.017cm" svg:y="9.246cm">
          <draw:text-box>
            <text:p text:style-name="P2"><text:span text:style-name="T3"><text:s text:c="6"/></text:span></text:p>
          </draw:text-box>
        </draw:frame>
        <draw:frame draw:style-name="gr3" draw:text-style-name="P4" draw:layer="layout" svg:width="0.422cm" svg:height="0.497cm" svg:x="2.999cm" svg:y="2.501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97cm" svg:x="2.999cm" svg:y="3.004cm">
          <draw:text-box>
            <text:p text:style-name="P2"><text:span text:style-name="T5"><text:s text:c="2"/></text:span></text:p>
          </draw:text-box>
        </draw:frame>
        <draw:frame draw:style-name="gr3" draw:text-style-name="P4" draw:layer="layout" svg:width="0.422cm" svg:height="0.497cm" svg:x="2.999cm" svg:y="3.52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4.036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97cm" svg:x="10.5cm" svg:y="4.53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5.05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5.57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6.0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6.60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7.12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7.63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8.156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422cm" svg:height="0.497cm" svg:x="2.999cm" svg:y="8.66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9.18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9.7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10.2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10.74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1.25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1.77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2.29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2.80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3.32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3.83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4.35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4.87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5.389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5.91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6.42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6.94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7.46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7.97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8.49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9.00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19.52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0.04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0.5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1.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1.59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2.112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2.63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3.144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3.665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4.176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3.635cm" svg:y="24.697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25.208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25.73cm">
          <draw:text-box>
            <text:p text:style-name="P2"><text:span text:style-name="T5"><text:s/></text:span></text:p>
          </draw:text-box>
        </draw:frame>
        <draw:frame draw:style-name="gr3" draw:text-style-name="P4" draw:layer="layout" svg:width="0.422cm" svg:height="0.497cm" svg:x="2.999cm" svg:y="26.241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1.144cm" svg:height="0.357cm" svg:x="8.801cm" svg:y="10.95cm">
          <draw:text-box>
            <text:p text:style-name="P2"><text:span text:style-name="T7">Mise à jour des </text:span><text:span text:style-name="T7">instructions </text:span><text:span text:style-name="T7">d’utilisations en </text:span><text:span text:style-name="T7">anglais de 229 </text:span><text:span text:style-name="T7">produits en </text:span><text:span text:style-name="T7">accord </text:span></text:p>
          </draw:text-box>
        </draw:frame>
        <draw:frame draw:style-name="gr5" draw:text-style-name="P5" draw:layer="layout" svg:width="10.78cm" svg:height="0.357cm" svg:x="8.801cm" svg:y="11.369cm">
          <draw:text-box>
            <text:p text:style-name="P2"><text:span text:style-name="T7">avec une </text:span><text:span text:style-name="T7">nouvelle </text:span><text:span text:style-name="T7">réglementatio</text:span><text:span text:style-name="T7">n </text:span><text:span text:style-name="T7">européenne, </text:span><text:span text:style-name="T7">en corrélation </text:span><text:span text:style-name="T7">avec d’autres </text:span></text:p>
          </draw:text-box>
        </draw:frame>
        <draw:frame draw:style-name="gr6" draw:text-style-name="P5" draw:layer="layout" svg:width="10.34cm" svg:height="0.357cm" svg:x="8.801cm" svg:y="11.781cm">
          <draw:text-box>
            <text:p text:style-name="P2"><text:span text:style-name="T7">services (Assurance Qualité, Affaires réglementaires, Marketing…) et en </text:span></text:p>
          </draw:text-box>
        </draw:frame>
        <draw:frame draw:style-name="gr7" draw:text-style-name="P5" draw:layer="layout" svg:width="8.227cm" svg:height="0.357cm" svg:x="8.801cm" svg:y="12.201cm">
          <draw:text-box>
            <text:p text:style-name="P2"><text:span text:style-name="T7">f</text:span><text:span text:style-name="T7">o</text:span><text:span text:style-name="T7">n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s</text:span><text:span text:style-name="T7"> </text:span><text:span text:style-name="T7">a</text:span><text:span text:style-name="T7">u</text:span><text:span text:style-name="T7">t</text:span><text:span text:style-name="T7">o</text:span><text:span text:style-name="T7">r</text:span><text:span text:style-name="T7">i</text:span><text:span text:style-name="T7">t</text:span><text:span text:style-name="T7">é</text:span><text:span text:style-name="T7">s</text:span><text:span text:style-name="T7"> </text:span><text:span text:style-name="T7">d</text:span><text:span text:style-name="T7">e</text:span><text:span text:style-name="T7"> </text:span><text:span text:style-name="T7">s</text:span><text:span text:style-name="T7">a</text:span><text:span text:style-name="T7">n</text:span><text:span text:style-name="T7">t</text:span><text:span text:style-name="T7">é</text:span><text:span text:style-name="T7"> </text:span><text:span text:style-name="T7">d</text:span><text:span text:style-name="T7">e</text:span><text:span text:style-name="T7">s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s</text:span><text:span text:style-name="T7"> </text:span><text:span text:style-name="T7">p</text:span><text:span text:style-name="T7">a</text:span><text:span text:style-name="T7">y</text:span><text:span text:style-name="T7">s</text:span><text:span text:style-name="T7"> </text:span><text:span text:style-name="T7">c</text:span><text:span text:style-name="T7">l</text:span><text:span text:style-name="T7">i</text:span><text:span text:style-name="T7">e</text:span><text:span text:style-name="T7">n</text:span><text:span text:style-name="T7">t</text:span><text:span text:style-name="T7">s</text:span><text:span text:style-name="T7"> </text:span></text:p>
          </draw:text-box>
        </draw:frame>
        <draw:frame draw:style-name="gr8" draw:text-style-name="P5" draw:layer="layout" svg:width="8.088cm" svg:height="0.357cm" svg:x="8.801cm" svg:y="12.638cm">
          <draw:text-box>
            <text:p text:style-name="P2"><text:span text:style-name="T7">C</text:span><text:span text:style-name="T7">r</text:span><text:span text:style-name="T7">é</text:span><text:span text:style-name="T7">a</text:span><text:span text:style-name="T7">t</text:span><text:span text:style-name="T7">i</text:span><text:span text:style-name="T7">o</text:span><text:span text:style-name="T7">n</text:span><text:span text:style-name="T7">, </text:span><text:span text:style-name="T7">m</text:span><text:span text:style-name="T7">i</text:span><text:span text:style-name="T7">s</text:span><text:span text:style-name="T7">e</text:span><text:span text:style-name="T7"> </text:span><text:span text:style-name="T7">à</text:span><text:span text:style-name="T7"> </text:span><text:span text:style-name="T7">j</text:span><text:span text:style-name="T7">o</text:span><text:span text:style-name="T7">u</text:span><text:span text:style-name="T7">r </text:span><text:span text:style-name="T7">e</text:span><text:span text:style-name="T7">t </text:span><text:span text:style-name="T7">v</text:span><text:span text:style-name="T7">a</text:span><text:span text:style-name="T7">l</text:span><text:span text:style-name="T7">i</text:span><text:span text:style-name="T7">d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f</text:span><text:span text:style-name="T7">o</text:span><text:span text:style-name="T7">r</text:span><text:span text:style-name="T7">m</text:span><text:span text:style-name="T7">a</text:span><text:span text:style-name="T7">t </text:span><text:span text:style-name="T7">d</text:span><text:span text:style-name="T7">’</text:span><text:span text:style-name="T7">é</text:span><text:span text:style-name="T7">t</text:span><text:span text:style-name="T7">i</text:span><text:span text:style-name="T7">q</text:span><text:span text:style-name="T7">u</text:span><text:span text:style-name="T7">e</text:span><text:span text:style-name="T7">t</text:span><text:span text:style-name="T7">t</text:span><text:span text:style-name="T7">e</text:span><text:span text:style-name="T7">s</text:span><text:span text:style-name="T7"> <text:s/></text:span></text:p>
          </draw:text-box>
        </draw:frame>
        <draw:frame draw:style-name="gr9" draw:text-style-name="P5" draw:layer="layout" svg:width="10.619cm" svg:height="0.357cm" svg:x="8.801cm" svg:y="13.075cm">
          <draw:text-box>
            <text:p text:style-name="P2"><text:span text:style-name="T7">Participation aux </text:span><text:span text:style-name="T7">réunions pour </text:span><text:span text:style-name="T7">amélioration de </text:span><text:span text:style-name="T7">process, résolution </text:span><text:span text:style-name="T7">de non </text:span></text:p>
          </draw:text-box>
        </draw:frame>
        <draw:frame draw:style-name="gr10" draw:text-style-name="P5" draw:layer="layout" svg:width="9.98cm" svg:height="0.357cm" svg:x="8.801cm" svg:y="13.495cm">
          <draw:text-box>
            <text:p text:style-name="P2"><text:span text:style-name="T7">conformités, formation des nouveaux </text:span><text:span text:style-name="T7">arrivants aux logiciels internes... </text:span></text:p>
          </draw:text-box>
        </draw:frame>
        <draw:frame draw:style-name="gr11" draw:text-style-name="P5" draw:layer="layout" svg:width="0.317cm" svg:height="0.357cm" svg:x="8.316cm" svg:y="13.923cm">
          <draw:text-box>
            <text:p text:style-name="P2"><text:span text:style-name="T7"><text:s/></text:span></text:p>
          </draw:text-box>
        </draw:frame>
        <draw:frame draw:style-name="gr12" draw:text-style-name="P5" draw:layer="layout" svg:width="5.247cm" svg:height="0.357cm" svg:x="8.801cm" svg:y="13.923cm">
          <draw:text-box>
            <text:p text:style-name="P2"><text:span text:style-name="T7">A</text:span><text:span text:style-name="T7">i</text:span><text:span text:style-name="T7">d</text:span><text:span text:style-name="T7">e</text:span><text:span text:style-name="T7"> </text:span><text:span text:style-name="T7">e</text:span><text:span text:style-name="T7">t </text:span><text:span text:style-name="T7">s</text:span><text:span text:style-name="T7">u</text:span><text:span text:style-name="T7">p</text:span><text:span text:style-name="T7">p</text:span><text:span text:style-name="T7">o</text:span><text:span text:style-name="T7">r</text:span><text:span text:style-name="T7">t </text:span><text:span text:style-name="T7">p</text:span><text:span text:style-name="T7">o</text:span><text:span text:style-name="T7">u</text:span><text:span text:style-name="T7">r </text:span><text:span text:style-name="T7">d</text:span><text:span text:style-name="T7">’</text:span><text:span text:style-name="T7">a</text:span><text:span text:style-name="T7">u</text:span><text:span text:style-name="T7">t</text:span><text:span text:style-name="T7">r</text:span><text:span text:style-name="T7">e</text:span><text:span text:style-name="T7">s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t</text:span><text:span text:style-name="T7">s</text:span><text:span text:style-name="T7"> </text:span></text:p>
          </draw:text-box>
        </draw:frame>
        <draw:frame draw:style-name="gr13" draw:text-style-name="P6" draw:layer="layout" svg:width="11.75cm" svg:height="0.822cm" svg:x="8.25cm" svg:y="2.5cm">
          <draw:text-box>
            <text:p text:style-name="P2"><text:span text:style-name="T8">D</text:span><text:span text:style-name="T8">é</text:span><text:span text:style-name="T8">v</text:span><text:span text:style-name="T8">e</text:span><text:span text:style-name="T8">l</text:span><text:span text:style-name="T8">o</text:span><text:span text:style-name="T8">p</text:span><text:span text:style-name="T8">p</text:span><text:span text:style-name="T8">e</text:span><text:span text:style-name="T8">u</text:span><text:span text:style-name="T8">r</text:span><text:span text:style-name="T8"> </text:span><text:span text:style-name="T8">w</text:span><text:span text:style-name="T8">e</text:span><text:span text:style-name="T8">b</text:span><text:span text:style-name="T8"> </text:span><text:span text:style-name="T8">e</text:span><text:span text:style-name="T8">t</text:span><text:span text:style-name="T8"> </text:span><text:span text:style-name="T8">w</text:span><text:span text:style-name="T8">e</text:span><text:span text:style-name="T8">b</text:span><text:span text:style-name="T8"> </text:span><text:span text:style-name="T8">m</text:span><text:span text:style-name="T8">o</text:span><text:span text:style-name="T8">b</text:span><text:span text:style-name="T8">i</text:span><text:span text:style-name="T8">l</text:span><text:span text:style-name="T8">e</text:span><text:span text:style-name="T8"> </text:span></text:p>
          </draw:text-box>
        </draw:frame>
        <draw:frame draw:style-name="gr14" draw:text-style-name="P7" draw:layer="layout" svg:width="7.88cm" svg:height="1.148cm" svg:x="10.623cm" svg:y="0.734cm">
          <draw:text-box>
            <text:p text:style-name="P2"><text:span text:style-name="T9">V</text:span><text:span text:style-name="T9">a</text:span><text:span text:style-name="T9">l</text:span><text:span text:style-name="T9">e</text:span><text:span text:style-name="T9">n</text:span><text:span text:style-name="T9">t</text:span><text:span text:style-name="T9">i</text:span><text:span text:style-name="T9">n</text:span><text:span text:style-name="T9"> </text:span><text:span text:style-name="T9">M</text:span><text:span text:style-name="T9">E</text:span><text:span text:style-name="T9">Z</text:span><text:span text:style-name="T9">I</text:span><text:span text:style-name="T9">N</text:span><text:span text:style-name="T9"> </text:span></text:p>
          </draw:text-box>
        </draw:frame>
        <draw:frame draw:style-name="gr15" draw:text-style-name="P8" draw:layer="layout" svg:width="0.317cm" svg:height="0.319cm" svg:x="0.953cm" svg:y="12.051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2.01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3.55cm" svg:height="0.433cm" svg:x="1.456cm" svg:y="11.947cm">
          <draw:text-box>
            <text:p text:style-name="P2"><text:span text:style-name="T11">S</text:span><text:span text:style-name="T11">e</text:span><text:span text:style-name="T11">n</text:span><text:span text:style-name="T11">s</text:span><text:span text:style-name="T11"> </text:span><text:span text:style-name="T11">d</text:span><text:span text:style-name="T11">u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n</text:span><text:span text:style-name="T11">e</text:span><text:span text:style-name="T11">l </text:span><text:span text:style-name="T11"><text:s/></text:span></text:p>
          </draw:text-box>
        </draw:frame>
        <draw:frame draw:style-name="gr15" draw:text-style-name="P8" draw:layer="layout" svg:width="0.317cm" svg:height="0.319cm" svg:x="0.953cm" svg:y="12.721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2.681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3.871cm" svg:height="0.433cm" svg:x="1.456cm" svg:y="12.617cm">
          <draw:text-box>
            <text:p text:style-name="P2"><text:span text:style-name="T11">Capacité d’adaptation </text:span></text:p>
          </draw:text-box>
        </draw:frame>
        <draw:frame draw:style-name="gr15" draw:text-style-name="P8" draw:layer="layout" svg:width="0.317cm" svg:height="0.319cm" svg:x="0.953cm" svg:y="13.392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3.352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2.203cm" svg:height="0.433cm" svg:x="1.456cm" svg:y="13.288cm">
          <draw:text-box>
            <text:p text:style-name="P2"><text:span text:style-name="T11">Polyvalence </text:span></text:p>
          </draw:text-box>
        </draw:frame>
        <draw:frame draw:style-name="gr15" draw:text-style-name="P8" draw:layer="layout" svg:width="0.317cm" svg:height="0.319cm" svg:x="0.953cm" svg:y="14.054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4.013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492cm" svg:height="0.433cm" svg:x="1.456cm" svg:y="13.949cm">
          <draw:text-box>
            <text:p text:style-name="P2"><text:span text:style-name="T11">Logique </text:span></text:p>
          </draw:text-box>
        </draw:frame>
        <draw:frame draw:style-name="gr15" draw:text-style-name="P8" draw:layer="layout" svg:width="0.317cm" svg:height="0.319cm" svg:x="0.953cm" svg:y="14.724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4.683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581cm" svg:height="0.433cm" svg:x="1.456cm" svg:y="14.62cm">
          <draw:text-box>
            <text:p text:style-name="P2"><text:span text:style-name="T11">Rigueur <text:s/></text:span></text:p>
          </draw:text-box>
        </draw:frame>
        <draw:frame draw:style-name="gr15" draw:text-style-name="P8" draw:layer="layout" svg:width="0.317cm" svg:height="0.319cm" svg:x="0.953cm" svg:y="15.394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1.103cm" svg:y="15.354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971cm" svg:height="0.433cm" svg:x="1.456cm" svg:y="15.29cm">
          <draw:text-box>
            <text:p text:style-name="P2"><text:span text:style-name="T11">Autonomie </text:span></text:p>
          </draw:text-box>
        </draw:frame>
        <draw:frame draw:style-name="gr17" draw:text-style-name="P10" draw:layer="layout" svg:width="4.422cm" svg:height="0.653cm" svg:x="0.98cm" svg:y="10.839cm">
          <draw:text-box>
            <text:p text:style-name="P2"><text:span text:style-name="T12">C</text:span><text:span text:style-name="T12">O</text:span><text:span text:style-name="T12">M</text:span><text:span text:style-name="T12">P</text:span><text:span text:style-name="T12">É</text:span><text:span text:style-name="T12">T</text:span><text:span text:style-name="T12">E</text:span><text:span text:style-name="T12">N</text:span><text:span text:style-name="T12">C</text:span><text:span text:style-name="T12">E</text:span><text:span text:style-name="T12">S</text:span><text:span text:style-name="T12"> </text:span></text:p>
          </draw:text-box>
        </draw:frame>
        <draw:line draw:style-name="gr18" draw:text-style-name="P11" draw:layer="layout" svg:x1="0.742cm" svg:y1="8.223cm" svg:x2="6.365cm" svg:y2="8.223cm">
          <text:p/>
        </draw:line>
        <draw:line draw:style-name="gr18" draw:text-style-name="P11" draw:layer="layout" svg:x1="0.94cm" svg:y1="11.518cm" svg:x2="6.563cm" svg:y2="11.518cm">
          <text:p/>
        </draw:line>
        <draw:frame draw:style-name="gr17" draw:text-style-name="P10" draw:layer="layout" svg:width="2.855cm" svg:height="0.653cm" svg:x="0.926cm" svg:y="7.593cm">
          <draw:text-box>
            <text:p text:style-name="P2"><text:span text:style-name="T12">LANGUES </text:span></text:p>
          </draw:text-box>
        </draw:frame>
        <draw:frame draw:style-name="gr16" draw:text-style-name="P9" draw:layer="layout" svg:width="0.387cm" svg:height="0.433cm" svg:x="8.214cm" svg:y="6.459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0.422cm" svg:height="0.475cm" svg:x="8.214cm" svg:y="6.97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8.214cm" svg:y="7.54cm">
          <draw:text-box>
            <text:p text:style-name="P2"><text:span text:style-name="T13"><text:s/></text:span></text:p>
          </draw:text-box>
        </draw:frame>
        <draw:frame draw:style-name="gr19" draw:text-style-name="P12" draw:layer="layout" svg:width="0.422cm" svg:height="0.475cm" svg:x="8.042cm" svg:y="9.841cm">
          <draw:text-box>
            <text:p text:style-name="P2"><text:span text:style-name="T13"><text:s/></text:span></text:p>
          </draw:text-box>
        </draw:frame>
        <draw:line draw:style-name="gr18" draw:text-style-name="P11" draw:layer="layout" svg:x1="8.332cm" svg:y1="4.807cm" svg:x2="19.828cm" svg:y2="4.825cm">
          <text:p/>
        </draw:line>
        <draw:frame draw:style-name="gr17" draw:text-style-name="P10" draw:layer="layout" svg:width="2.157cm" svg:height="0.653cm" svg:x="8.338cm" svg:y="4.179cm">
          <draw:text-box>
            <text:p text:style-name="P2"><text:span text:style-name="T12">P</text:span><text:span text:style-name="T12">R</text:span><text:span text:style-name="T12">O</text:span><text:span text:style-name="T12">F</text:span><text:span text:style-name="T12">I</text:span><text:span text:style-name="T12">L</text:span><text:span text:style-name="T12"> </text:span></text:p>
          </draw:text-box>
        </draw:frame>
        <draw:frame draw:style-name="gr16" draw:text-style-name="P9" draw:layer="layout" svg:width="2.711cm" svg:height="0.433cm" svg:x="1.774cm" svg:y="5.207cm">
          <draw:text-box>
            <text:p text:style-name="P2"><text:span text:style-name="T11">0</text:span><text:span text:style-name="T11">7</text:span><text:span text:style-name="T11">.</text:span><text:span text:style-name="T11">8</text:span><text:span text:style-name="T11">3</text:span><text:span text:style-name="T11">.</text:span><text:span text:style-name="T11">9</text:span><text:span text:style-name="T11">8</text:span><text:span text:style-name="T11">.</text:span><text:span text:style-name="T11">7</text:span><text:span text:style-name="T11">1</text:span><text:span text:style-name="T11">.</text:span><text:span text:style-name="T11">1</text:span><text:span text:style-name="T11">3</text:span><text:span text:style-name="T11"> </text:span></text:p>
          </draw:text-box>
        </draw:frame>
        <draw:frame draw:style-name="gr16" draw:text-style-name="P9" draw:layer="layout" svg:width="4.959cm" svg:height="0.433cm" svg:x="1.774cm" svg:y="5.877cm">
          <draw:text-box>
            <text:p text:style-name="P2"><text:span text:style-name="T11">V</text:span><text:span text:style-name="T11">a</text:span><text:span text:style-name="T11">l</text:span><text:span text:style-name="T11">e</text:span><text:span text:style-name="T11">n</text:span><text:span text:style-name="T11">t</text:span><text:span text:style-name="T11">i</text:span><text:span text:style-name="T11">n</text:span><text:span text:style-name="T11">.</text:span><text:span text:style-name="T11">m</text:span><text:span text:style-name="T11">e</text:span><text:span text:style-name="T11">z</text:span><text:span text:style-name="T11">i</text:span><text:span text:style-name="T11">n</text:span><text:span text:style-name="T11">@</text:span><text:span text:style-name="T11">l</text:span><text:span text:style-name="T11">a</text:span><text:span text:style-name="T11">p</text:span><text:span text:style-name="T11">o</text:span><text:span text:style-name="T11">s</text:span><text:span text:style-name="T11">t</text:span><text:span text:style-name="T11">e</text:span><text:span text:style-name="T11">.</text:span><text:span text:style-name="T11">n</text:span><text:span text:style-name="T11">e</text:span><text:span text:style-name="T11">t </text:span></text:p>
          </draw:text-box>
        </draw:frame>
        <draw:frame draw:style-name="gr16" draw:text-style-name="P9" draw:layer="layout" svg:width="3.097cm" svg:height="0.433cm" svg:x="1.774cm" svg:y="6.547cm">
          <draw:text-box>
            <text:p text:style-name="P2"><text:span text:style-name="T11">M</text:span><text:span text:style-name="T11">a</text:span><text:span text:style-name="T11">r</text:span><text:span text:style-name="T11">s</text:span><text:span text:style-name="T11">e</text:span><text:span text:style-name="T11">il</text:span><text:span text:style-name="T11">l</text:span><text:span text:style-name="T11">e</text:span><text:span text:style-name="T11">, </text:span><text:span text:style-name="T11">F</text:span><text:span text:style-name="T11">r</text:span><text:span text:style-name="T11">a</text:span><text:span text:style-name="T11">n</text:span><text:span text:style-name="T11">c</text:span><text:span text:style-name="T11">e</text:span><text:span text:style-name="T11"> </text:span></text:p>
          </draw:text-box>
        </draw:frame>
        <draw:frame draw:style-name="gr16" draw:text-style-name="P9" draw:layer="layout" svg:width="0.387cm" svg:height="0.433cm" svg:x="1.774cm" svg:y="7.219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0.422cm" svg:height="0.475cm" svg:x="1.774cm" svg:y="7.88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1.774cm" svg:y="8.607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1.774cm" svg:y="9.1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1.774cm" svg:y="9.586cm">
          <draw:text-box>
            <text:p text:style-name="P2"><text:span text:style-name="T13"><text:s/></text:span></text:p>
          </draw:text-box>
        </draw:frame>
        <draw:frame draw:style-name="gr20" draw:text-style-name="P11" draw:layer="layout" svg:width="0.505cm" svg:height="0.502cm" svg:x="1.002cm" svg:y="5.159cm">
          <draw:image xlink:href="Pictures/1000000100000026000000254EE61EC98625919A.png" xlink:type="simple" xlink:show="embed" xlink:actuate="onLoad" draw:mime-type="image/png">
            <text:p/>
          </draw:image>
        </draw:frame>
        <draw:frame draw:style-name="gr20" draw:text-style-name="P11" draw:layer="layout" svg:width="0.525cm" svg:height="0.528cm" svg:x="1.035cm" svg:y="5.794cm">
          <draw:image xlink:href="Pictures/100000010000002700000027BFE0AA2DE62A32A6.png" xlink:type="simple" xlink:show="embed" xlink:actuate="onLoad" draw:mime-type="image/png">
            <text:p/>
          </draw:image>
        </draw:frame>
        <draw:line draw:style-name="gr18" draw:text-style-name="P11" draw:layer="layout" svg:x1="8.329cm" svg:y1="7.508cm" svg:x2="19.825cm" svg:y2="7.525cm">
          <text:p/>
        </draw:line>
        <draw:frame draw:style-name="gr17" draw:text-style-name="P10" draw:layer="layout" svg:width="2.902cm" svg:height="0.653cm" svg:x="1.086cm" svg:y="3.905cm">
          <draw:text-box>
            <text:p text:style-name="P2"><text:span text:style-name="T12">C</text:span><text:span text:style-name="T12">O</text:span><text:span text:style-name="T12">N</text:span><text:span text:style-name="T12">T</text:span><text:span text:style-name="T12">A</text:span><text:span text:style-name="T12">C</text:span><text:span text:style-name="T12">T</text:span><text:span text:style-name="T12"> </text:span></text:p>
          </draw:text-box>
        </draw:frame>
        <draw:frame draw:style-name="gr17" draw:text-style-name="P10" draw:layer="layout" svg:width="9.933cm" svg:height="0.653cm" svg:x="8.311cm" svg:y="6.886cm">
          <draw:text-box>
            <text:p text:style-name="P2"><text:span text:style-name="T12">E</text:span><text:span text:style-name="T12">X</text:span><text:span text:style-name="T12">P</text:span><text:span text:style-name="T12">E</text:span><text:span text:style-name="T12">R</text:span><text:span text:style-name="T12">I</text:span><text:span text:style-name="T12">E</text:span><text:span text:style-name="T12">N</text:span><text:span text:style-name="T12">C</text:span><text:span text:style-name="T12">E</text:span><text:span text:style-name="T12">S</text:span><text:span text:style-name="T12"> </text:span><text:span text:style-name="T12">P</text:span><text:span text:style-name="T12">R</text:span><text:span text:style-name="T12">O</text:span><text:span text:style-name="T12">F</text:span><text:span text:style-name="T12">E</text:span><text:span text:style-name="T12">S</text:span><text:span text:style-name="T12">S</text:span><text:span text:style-name="T12">I</text:span><text:span text:style-name="T12">O</text:span><text:span text:style-name="T12">N</text:span><text:span text:style-name="T12">N</text:span><text:span text:style-name="T12">E</text:span><text:span text:style-name="T12">L</text:span><text:span text:style-name="T12">L</text:span><text:span text:style-name="T12">E</text:span><text:span text:style-name="T12">S</text:span><text:span text:style-name="T12"> </text:span></text:p>
          </draw:text-box>
        </draw:frame>
        <draw:frame draw:style-name="gr21" draw:text-style-name="P13" draw:layer="layout" svg:width="6.025cm" svg:height="0.395cm" svg:x="8.201cm" svg:y="10.376cm">
          <draw:text-box>
            <text:p text:style-name="P2"><text:span text:style-name="T14">Immunotech, </text:span><text:span text:style-name="T15">Marseille</text:span><text:span text:style-name="T16"> </text:span><text:span text:style-name="T17">| 2021 – 2022</text:span><text:span text:style-name="T18"> </text:span></text:p>
          </draw:text-box>
        </draw:frame>
        <draw:frame draw:style-name="gr20" draw:text-style-name="P11" draw:layer="layout" svg:width="0.608cm" svg:height="0.608cm" svg:x="0.953cm" svg:y="6.482cm">
          <draw:image xlink:href="Pictures/100000010000002D0000002DC98D29C5AC367106.png" xlink:type="simple" xlink:show="embed" xlink:actuate="onLoad" draw:mime-type="image/png">
            <text:p/>
          </draw:image>
        </draw:frame>
        <draw:frame draw:style-name="gr22" draw:text-style-name="P14" draw:layer="layout" svg:width="11.572cm" svg:height="0.586cm" svg:x="7.601cm" svg:y="9.801cm">
          <draw:text-box>
            <text:p text:style-name="P2"><text:span text:style-name="T19">S</text:span><text:span text:style-name="T19">e</text:span><text:span text:style-name="T19">r</text:span><text:span text:style-name="T19">v</text:span><text:span text:style-name="T19">i</text:span><text:span text:style-name="T19">c</text:span><text:span text:style-name="T19">e</text:span><text:span text:style-name="T19"> </text:span><text:span text:style-name="T19">I</text:span><text:span text:style-name="T19">n</text:span><text:span text:style-name="T19">g</text:span><text:span text:style-name="T19">é</text:span><text:span text:style-name="T19">n</text:span><text:span text:style-name="T19">i</text:span><text:span text:style-name="T19">e</text:span><text:span text:style-name="T19">r</text:span><text:span text:style-name="T19">i</text:span><text:span text:style-name="T19">e</text:span><text:span text:style-name="T19"> </text:span><text:span text:style-name="T19">:</text:span><text:span text:style-name="T19"> </text:span><text:span text:style-name="T19">O</text:span><text:span text:style-name="T19">p</text:span><text:span text:style-name="T19">é</text:span><text:span text:style-name="T19">r</text:span><text:span text:style-name="T19">a</text:span><text:span text:style-name="T19">t</text:span><text:span text:style-name="T19">e</text:span><text:span text:style-name="T19">u</text:span><text:span text:style-name="T19">r</text:span><text:span text:style-name="T19"> </text:span><text:span text:style-name="T19">d</text:span><text:span text:style-name="T19">e</text:span><text:span text:style-name="T19"> </text:span><text:span text:style-name="T19">p</text:span><text:span text:style-name="T19">r</text:span><text:span text:style-name="T19">o</text:span><text:span text:style-name="T19">d</text:span><text:span text:style-name="T19">u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<text:s/></text:span><text:span text:style-name="T20"><text:s/></text:span></text:p>
          </draw:text-box>
        </draw:frame>
        <draw:frame draw:style-name="gr23" draw:text-style-name="P14" draw:layer="layout" svg:width="11.974cm" svg:height="0.586cm" svg:x="7.526cm" svg:y="14.664cm">
          <draw:text-box>
            <text:p text:style-name="P2"><text:span text:style-name="T19">Service Expéditions : Opérateur de production <text:s/></text:span><text:span text:style-name="T20"><text:s/></text:span></text:p>
          </draw:text-box>
        </draw:frame>
        <draw:frame draw:style-name="gr24" draw:text-style-name="P12" draw:layer="layout" svg:width="0.422cm" svg:height="0.497cm" svg:x="7.601cm" svg:y="15.306cm">
          <draw:text-box>
            <text:p text:style-name="P2"><text:span text:style-name="T4"><text:s/></text:span></text:p>
          </draw:text-box>
        </draw:frame>
        <draw:frame draw:style-name="gr16" draw:text-style-name="P9" draw:layer="layout" svg:width="5.133cm" svg:height="0.433cm" svg:x="0.926cm" svg:y="8.63cm">
          <draw:text-box>
            <text:p text:style-name="P2"><text:span text:style-name="T11">F</text:span><text:span text:style-name="T11">r</text:span><text:span text:style-name="T11">a</text:span><text:span text:style-name="T11">n</text:span><text:span text:style-name="T11">ç</text:span><text:span text:style-name="T11">a</text:span><text:span text:style-name="T11">i</text:span><text:span text:style-name="T11">s</text:span><text:span text:style-name="T11"> </text:span><text:span text:style-name="T11">: </text:span><text:span text:style-name="T11">l</text:span><text:span text:style-name="T11">a</text:span><text:span text:style-name="T11">n</text:span><text:span text:style-name="T11">g</text:span><text:span text:style-name="T11">u</text:span><text:span text:style-name="T11">e</text:span><text:span text:style-name="T11"> </text:span><text:span text:style-name="T11">m</text:span><text:span text:style-name="T11">a</text:span><text:span text:style-name="T11">t</text:span><text:span text:style-name="T11">e</text:span><text:span text:style-name="T11">r</text:span><text:span text:style-name="T11">n</text:span><text:span text:style-name="T11">e</text:span><text:span text:style-name="T11">l</text:span><text:span text:style-name="T11">l</text:span><text:span text:style-name="T11">e</text:span><text:span text:style-name="T11"> <text:s/></text:span></text:p>
          </draw:text-box>
        </draw:frame>
        <draw:frame draw:style-name="gr16" draw:text-style-name="P9" draw:layer="layout" svg:width="4.024cm" svg:height="0.433cm" svg:x="0.926cm" svg:y="9.3cm">
          <draw:text-box>
            <text:p text:style-name="P2"><text:span text:style-name="T11">A</text:span><text:span text:style-name="T11">n</text:span><text:span text:style-name="T11">g</text:span><text:span text:style-name="T11">l</text:span><text:span text:style-name="T11">a</text:span><text:span text:style-name="T11">i</text:span><text:span text:style-name="T11">s</text:span><text:span text:style-name="T11"> </text:span><text:span text:style-name="T11">: </text:span><text:span text:style-name="T11">n</text:span><text:span text:style-name="T11">i</text:span><text:span text:style-name="T11">v</text:span><text:span text:style-name="T11">e</text:span><text:span text:style-name="T11">a</text:span><text:span text:style-name="T11">u</text:span><text:span text:style-name="T11"> </text:span><text:span text:style-name="T11">B</text:span><text:span text:style-name="T11">1</text:span><text:span text:style-name="T11">/</text:span><text:span text:style-name="T11">B</text:span><text:span text:style-name="T11">2</text:span><text:span text:style-name="T11"> </text:span></text:p>
          </draw:text-box>
        </draw:frame>
        <draw:frame draw:style-name="gr16" draw:text-style-name="P9" draw:layer="layout" svg:width="4.65cm" svg:height="0.433cm" svg:x="0.926cm" svg:y="9.962cm">
          <draw:text-box>
            <text:p text:style-name="P2"><text:span text:style-name="T11">E</text:span><text:span text:style-name="T11">s</text:span><text:span text:style-name="T11">p</text:span><text:span text:style-name="T11">a</text:span><text:span text:style-name="T11">g</text:span><text:span text:style-name="T11">n</text:span><text:span text:style-name="T11">o</text:span><text:span text:style-name="T11">l </text:span><text:span text:style-name="T11">: </text:span><text:span text:style-name="T11">n</text:span><text:span text:style-name="T11">i</text:span><text:span text:style-name="T11">v</text:span><text:span text:style-name="T11">e</text:span><text:span text:style-name="T11">a</text:span><text:span text:style-name="T11">u</text:span><text:span text:style-name="T11"> </text:span><text:span text:style-name="T11">s</text:span><text:span text:style-name="T11">c</text:span><text:span text:style-name="T11">o</text:span><text:span text:style-name="T11">l</text:span><text:span text:style-name="T11">a</text:span><text:span text:style-name="T11">i</text:span><text:span text:style-name="T11">r</text:span><text:span text:style-name="T11">e</text:span><text:span text:style-name="T11"> </text:span></text:p>
          </draw:text-box>
        </draw:frame>
        <draw:frame draw:style-name="gr25" draw:text-style-name="P13" draw:layer="layout" svg:width="5.971cm" svg:height="0.395cm" svg:x="8.148cm" svg:y="15.247cm">
          <draw:text-box>
            <text:p text:style-name="P2"><text:span text:style-name="T14">Immunotech, </text:span><text:span text:style-name="T15">Marseille </text:span><text:span text:style-name="T14">-</text:span><text:span text:style-name="T21"> </text:span><text:span text:style-name="T17">| 2019-2020 </text:span></text:p>
          </draw:text-box>
        </draw:frame>
        <draw:frame draw:style-name="gr26" draw:text-style-name="P14" draw:layer="layout" svg:width="0.493cm" svg:height="0.556cm" svg:x="8.148cm" svg:y="15.646cm">
          <draw:text-box>
            <text:p text:style-name="P2"><text:span text:style-name="T22"><text:s/></text:span></text:p>
          </draw:text-box>
        </draw:frame>
        <draw:frame draw:style-name="gr27" draw:text-style-name="P14" draw:layer="layout" svg:width="0.493cm" svg:height="0.581cm" svg:x="8.148cm" svg:y="16.211cm">
          <draw:text-box>
            <text:p text:style-name="P2"><text:span text:style-name="T23"><text:s/></text:span></text:p>
          </draw:text-box>
        </draw:frame>
        <draw:frame draw:style-name="gr11" draw:text-style-name="P5" draw:layer="layout" svg:width="0.317cm" svg:height="0.357cm" svg:x="8.386cm" svg:y="15.778cm">
          <draw:text-box>
            <text:p text:style-name="P2"><text:span text:style-name="T7"><text:s/></text:span></text:p>
          </draw:text-box>
        </draw:frame>
        <draw:frame draw:style-name="gr28" draw:text-style-name="P5" draw:layer="layout" svg:width="9.629cm" svg:height="0.357cm" svg:x="8.871cm" svg:y="15.778cm">
          <draw:text-box>
            <text:p text:style-name="P2"><text:span text:style-name="T7">Etablir et rassembler des documents nécessaires à l'expédition des </text:span></text:p>
          </draw:text-box>
        </draw:frame>
        <draw:frame draw:style-name="gr29" draw:text-style-name="P5" draw:layer="layout" svg:width="4.942cm" svg:height="0.357cm" svg:x="8.871cm" svg:y="16.197cm">
          <draw:text-box>
            <text:p text:style-name="P2"><text:span text:style-name="T7">commandes en fonction des pays. </text:span></text:p>
          </draw:text-box>
        </draw:frame>
        <draw:frame draw:style-name="gr30" draw:text-style-name="P5" draw:layer="layout" svg:width="5.878cm" svg:height="0.357cm" svg:x="8.871cm" svg:y="16.634cm">
          <draw:text-box>
            <text:p text:style-name="P2"><text:span text:style-name="T7"><text:s/></text:span><text:span text:style-name="T7">Préparation de commande et Inventaire <text:s/></text:span></text:p>
          </draw:text-box>
        </draw:frame>
        <draw:frame draw:style-name="gr11" draw:text-style-name="P5" draw:layer="layout" svg:width="0.317cm" svg:height="0.357cm" svg:x="8.386cm" svg:y="18.375cm">
          <draw:text-box>
            <text:p text:style-name="P2"><text:span text:style-name="T7"><text:s/></text:span></text:p>
          </draw:text-box>
        </draw:frame>
        <draw:frame draw:style-name="gr31" draw:text-style-name="P5" draw:layer="layout" svg:width="9.62cm" svg:height="0.357cm" svg:x="8.871cm" svg:y="18.375cm">
          <draw:text-box>
            <text:p text:style-name="P2"><text:span text:style-name="T7">Conditionnement de produits finits sur différents types de machines </text:span></text:p>
          </draw:text-box>
        </draw:frame>
        <draw:frame draw:style-name="gr32" draw:text-style-name="P5" draw:layer="layout" svg:width="9.87cm" svg:height="0.357cm" svg:x="8.871cm" svg:y="18.795cm">
          <draw:text-box>
            <text:p text:style-name="P2"><text:span text:style-name="T7">automatiques ou manuelles (distributions en flacons, mise en sachet, </text:span></text:p>
          </draw:text-box>
        </draw:frame>
        <draw:frame draw:style-name="gr33" draw:text-style-name="P5" draw:layer="layout" svg:width="11.119cm" svg:height="0.357cm" svg:x="8.871cm" svg:y="19.206cm">
          <draw:text-box>
            <text:p text:style-name="P2"><text:span text:style-name="T7">étiquetage) selon des process internes et des réglementation des autorités de </text:span></text:p>
          </draw:text-box>
        </draw:frame>
        <draw:frame draw:style-name="gr34" draw:text-style-name="P5" draw:layer="layout" svg:width="5.357cm" svg:height="0.357cm" svg:x="8.871cm" svg:y="19.625cm">
          <draw:text-box>
            <text:p text:style-name="P2"><text:span text:style-name="T7">santé européennes et internationales </text:span></text:p>
          </draw:text-box>
        </draw:frame>
        <draw:frame draw:style-name="gr35" draw:text-style-name="P13" draw:layer="layout" svg:width="0.352cm" svg:height="0.395cm" svg:x="8.236cm" svg:y="20.25cm">
          <draw:text-box>
            <text:p text:style-name="P2"><text:span text:style-name="T16"><text:s/></text:span></text:p>
          </draw:text-box>
        </draw:frame>
        <draw:line draw:style-name="gr18" draw:text-style-name="P11" draw:layer="layout" svg:x1="0.67cm" svg:y1="23.203cm" svg:x2="6.564cm" svg:y2="23.22cm">
          <text:p/>
        </draw:line>
        <draw:frame draw:style-name="gr17" draw:text-style-name="P10" draw:layer="layout" svg:width="3.583cm" svg:height="0.653cm" svg:x="0.609cm" svg:y="22.264cm">
          <draw:text-box>
            <text:p text:style-name="P2"><text:span text:style-name="T12">FORMATION </text:span></text:p>
          </draw:text-box>
        </draw:frame>
        <draw:frame draw:style-name="gr36" draw:text-style-name="P14" draw:layer="layout" svg:width="13.371cm" svg:height="0.586cm" svg:x="7.628cm" svg:y="17.348cm">
          <draw:text-box>
            <text:p text:style-name="P2"><text:span text:style-name="T19">Service Conditionnement : Opérateur de production <text:s/></text:span><text:span text:style-name="T20"><text:s/></text:span></text:p>
          </draw:text-box>
        </draw:frame>
        <draw:frame draw:style-name="gr24" draw:text-style-name="P12" draw:layer="layout" svg:width="0.422cm" svg:height="0.497cm" svg:x="7.628cm" svg:y="18.008cm">
          <draw:text-box>
            <text:p text:style-name="P2"><text:span text:style-name="T4"><text:s/></text:span></text:p>
          </draw:text-box>
        </draw:frame>
        <draw:frame draw:style-name="gr37" draw:text-style-name="P13" draw:layer="layout" svg:width="5.97cm" svg:height="0.395cm" svg:x="8.289cm" svg:y="17.959cm">
          <draw:text-box>
            <text:p text:style-name="P2"><text:span text:style-name="T14">Immunotech, </text:span><text:span text:style-name="T15">Marseille</text:span><text:span text:style-name="T14"> -</text:span><text:span text:style-name="T21"> </text:span><text:span text:style-name="T17">| 2018-2019</text:span><text:span text:style-name="T16"> </text:span></text:p>
          </draw:text-box>
        </draw:frame>
        <draw:frame draw:style-name="gr38" draw:text-style-name="P15" draw:layer="layout" svg:width="0.387cm" svg:height="0.454cm" svg:x="8.289cm" svg:y="18.347cm">
          <draw:text-box>
            <text:p text:style-name="P2"><text:span text:style-name="T24"><text:s/></text:span></text:p>
          </draw:text-box>
        </draw:frame>
        <draw:frame draw:style-name="gr17" draw:text-style-name="P10" draw:layer="layout" svg:width="5.772cm" svg:height="0.653cm" svg:x="0.926cm" svg:y="17.147cm">
          <draw:text-box>
            <text:p text:style-name="P2"><text:span text:style-name="T25">CENTRES D’INTÉRÊT</text:span></text:p>
          </draw:text-box>
        </draw:frame>
        <draw:line draw:style-name="gr18" draw:text-style-name="P11" draw:layer="layout" svg:x1="0.889cm" svg:y1="17.832cm" svg:x2="6.512cm" svg:y2="17.832cm">
          <text:p/>
        </draw:line>
        <draw:frame draw:style-name="gr39" draw:text-style-name="P16" draw:layer="layout" svg:width="0.846cm" svg:height="0.987cm" svg:x="6.247cm" svg:y="16.885cm">
          <draw:text-box>
            <text:p text:style-name="P2"><text:span text:style-name="T26"><text:s/></text:span></text:p>
          </draw:text-box>
        </draw:frame>
        <draw:frame draw:style-name="gr15" draw:text-style-name="P8" draw:layer="layout" svg:width="0.317cm" svg:height="0.319cm" svg:x="0.75cm" svg:y="18.491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0.9cm" svg:y="18.45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429cm" svg:height="0.433cm" svg:x="1.253cm" svg:y="18.387cm">
          <draw:text-box>
            <text:p text:style-name="P2"><text:span text:style-name="T11">Trading </text:span></text:p>
          </draw:text-box>
        </draw:frame>
        <draw:frame draw:style-name="gr15" draw:text-style-name="P8" draw:layer="layout" svg:width="0.317cm" svg:height="0.319cm" svg:x="0.75cm" svg:y="19.161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0.9cm" svg:y="19.121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2.292cm" svg:height="0.433cm" svg:x="1.253cm" svg:y="19.057cm">
          <draw:text-box>
            <text:p text:style-name="P2"><text:span text:style-name="T11">Géopolitique </text:span></text:p>
          </draw:text-box>
        </draw:frame>
        <draw:frame draw:style-name="gr15" draw:text-style-name="P8" draw:layer="layout" svg:width="0.317cm" svg:height="0.319cm" svg:x="0.75cm" svg:y="19.832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0.9cm" svg:y="19.792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2.491cm" svg:height="0.433cm" svg:x="1.253cm" svg:y="19.728cm">
          <draw:text-box>
            <text:p text:style-name="P2"><text:span text:style-name="T11">Salle de sport </text:span></text:p>
          </draw:text-box>
        </draw:frame>
        <draw:frame draw:style-name="gr15" draw:text-style-name="P8" draw:layer="layout" svg:width="0.317cm" svg:height="0.319cm" svg:x="0.75cm" svg:y="20.502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0.9cm" svg:y="20.462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1.733cm" svg:height="0.433cm" svg:x="1.253cm" svg:y="20.398cm">
          <draw:text-box>
            <text:p text:style-name="P2"><text:span text:style-name="T11">Voyages <text:s/></text:span></text:p>
          </draw:text-box>
        </draw:frame>
        <draw:frame draw:style-name="gr15" draw:text-style-name="P8" draw:layer="layout" svg:width="0.317cm" svg:height="0.319cm" svg:x="0.75cm" svg:y="21.173cm">
          <draw:text-box>
            <text:p text:style-name="P2"><text:span text:style-name="T10">•</text:span></text:p>
          </draw:text-box>
        </draw:frame>
        <draw:frame draw:style-name="gr15" draw:text-style-name="P8" draw:layer="layout" svg:width="0.317cm" svg:height="0.357cm" svg:x="0.9cm" svg:y="21.132cm">
          <draw:text-box>
            <text:p text:style-name="P2"><text:span text:style-name="T7"><text:s/></text:span></text:p>
          </draw:text-box>
        </draw:frame>
        <draw:frame draw:style-name="gr16" draw:text-style-name="P9" draw:layer="layout" svg:width="4.947cm" svg:height="0.433cm" svg:x="1.253cm" svg:y="21.068cm">
          <draw:text-box>
            <text:p text:style-name="P2"><text:span text:style-name="T11">Théâtre, concerts et cinéma </text:span></text:p>
          </draw:text-box>
        </draw:frame>
        <draw:frame draw:style-name="gr16" draw:text-style-name="P9" draw:layer="layout" svg:width="0.387cm" svg:height="0.433cm" svg:x="0.75cm" svg:y="21.739cm">
          <draw:text-box>
            <text:p text:style-name="P2"><text:span text:style-name="T11"><text:s/></text:span></text:p>
          </draw:text-box>
        </draw:frame>
        <draw:frame draw:style-name="gr16" draw:text-style-name="P9" draw:layer="layout" svg:width="0.387cm" svg:height="0.433cm" svg:x="0.75cm" svg:y="22.41cm">
          <draw:text-box>
            <text:p text:style-name="P2"><text:span text:style-name="T11"><text:s/></text:span></text:p>
          </draw:text-box>
        </draw:frame>
        <draw:frame draw:style-name="gr16" draw:text-style-name="P9" draw:layer="layout" svg:width="0.387cm" svg:height="0.433cm" svg:x="0.75cm" svg:y="23.071cm">
          <draw:text-box>
            <text:p text:style-name="P2"><text:span text:style-name="T11"><text:s/></text:span></text:p>
          </draw:text-box>
        </draw:frame>
        <draw:frame draw:style-name="gr16" draw:text-style-name="P9" draw:layer="layout" svg:width="6.704cm" svg:height="0.433cm" svg:x="0.546cm" svg:y="28cm">
          <draw:text-box>
            <text:p text:style-name="P2"><text:span text:style-name="T27">Lycée Marcel Pagnol, Marseille</text:span><text:span text:style-name="T11"> </text:span><text:span text:style-name="T28">| 2</text:span><text:span text:style-name="T29">011</text:span><text:span text:style-name="T28"> </text:span></text:p>
          </draw:text-box>
        </draw:frame>
        <draw:frame draw:style-name="gr2" draw:text-style-name="P3" draw:layer="layout" svg:width="6.576cm" svg:height="0.581cm" svg:x="0.424cm" svg:y="27.25cm">
          <draw:text-box>
            <text:p text:style-name="P2"><text:span text:style-name="T30">Bac Economique et Social </text:span></text:p>
          </draw:text-box>
        </draw:frame>
        <draw:frame draw:style-name="gr16" draw:text-style-name="P9" draw:layer="layout" svg:width="6.704cm" svg:height="0.433cm" svg:x="0.296cm" svg:y="26.75cm">
          <draw:text-box>
            <text:p text:style-name="P2"><text:span text:style-name="T27">L</text:span><text:span text:style-name="T27">y</text:span><text:span text:style-name="T27">c</text:span><text:span text:style-name="T27">é</text:span><text:span text:style-name="T27">e</text:span><text:span text:style-name="T27"> </text:span><text:span text:style-name="T27">M</text:span><text:span text:style-name="T27">a</text:span><text:span text:style-name="T27">r</text:span><text:span text:style-name="T27">c</text:span><text:span text:style-name="T27">e</text:span><text:span text:style-name="T27">l </text:span><text:span text:style-name="T27">P</text:span><text:span text:style-name="T27">a</text:span><text:span text:style-name="T27">g</text:span><text:span text:style-name="T27">n</text:span><text:span text:style-name="T27">o</text:span><text:span text:style-name="T27">l</text:span><text:span text:style-name="T27">,</text:span><text:span text:style-name="T27"> </text:span><text:span text:style-name="T27">M</text:span><text:span text:style-name="T27">a</text:span><text:span text:style-name="T27">r</text:span><text:span text:style-name="T27">s</text:span><text:span text:style-name="T27">e</text:span><text:span text:style-name="T27">i</text:span><text:span text:style-name="T27">l</text:span><text:span text:style-name="T27">l</text:span><text:span text:style-name="T27">e</text:span><text:span text:style-name="T11"> </text:span><text:span text:style-name="T28">|</text:span><text:span text:style-name="T28"> </text:span><text:span text:style-name="T29">2</text:span><text:span text:style-name="T29">0</text:span><text:span text:style-name="T29">1</text:span><text:span text:style-name="T29">3</text:span><text:span text:style-name="T11"> </text:span></text:p>
          </draw:text-box>
        </draw:frame>
        <draw:frame draw:style-name="gr2" draw:text-style-name="P3" draw:layer="layout" svg:width="0.493cm" svg:height="0.581cm" svg:x="0.758cm" svg:y="25.594cm">
          <draw:text-box>
            <text:p text:style-name="P2"><text:span text:style-name="T23"><text:s/></text:span></text:p>
          </draw:text-box>
        </draw:frame>
        <draw:frame draw:style-name="gr2" draw:text-style-name="P3" draw:layer="layout" svg:width="4.887cm" svg:height="0.581cm" svg:x="0.363cm" svg:y="25.419cm">
          <draw:text-box>
            <text:p text:style-name="P2"><text:span text:style-name="T30">B</text:span><text:span text:style-name="T30">T</text:span><text:span text:style-name="T30">S</text:span><text:span text:style-name="T30"> </text:span><text:span text:style-name="T30">N</text:span><text:span text:style-name="T30">é</text:span><text:span text:style-name="T30">g</text:span><text:span text:style-name="T30">o</text:span><text:span text:style-name="T30">c</text:span><text:span text:style-name="T30">i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e</text:span><text:span text:style-name="T30">t</text:span><text:span text:style-name="T30"> </text:span></text:p>
          </draw:text-box>
        </draw:frame>
        <draw:line draw:style-name="gr18" draw:text-style-name="P11" draw:layer="layout" svg:x1="1.093cm" svg:y1="4.797cm" svg:x2="6.716cm" svg:y2="4.797cm">
          <text:p/>
        </draw:line>
        <draw:frame draw:style-name="gr2" draw:text-style-name="P3" draw:layer="layout" svg:width="6.94cm" svg:height="0.581cm" svg:x="0.31cm" svg:y="26cm">
          <draw:text-box>
            <text:p text:style-name="P2"><text:span text:style-name="T30">d</text:span><text:span text:style-name="T30">i</text:span><text:span text:style-name="T30">g</text:span><text:span text:style-name="T30">i</text:span><text:span text:style-name="T30">t</text:span><text:span text:style-name="T30">a</text:span><text:span text:style-name="T30">l</text:span><text:span text:style-name="T30">i</text:span><text:span text:style-name="T30">s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r</text:span><text:span text:style-name="T30">e</text:span><text:span text:style-name="T30">l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c</text:span><text:span text:style-name="T30">l</text:span><text:span text:style-name="T30">i</text:span><text:span text:style-name="T30">e</text:span><text:span text:style-name="T30">n</text:span><text:span text:style-name="T30">t</text:span><text:span text:style-name="T30"> </text:span></text:p>
          </draw:text-box>
        </draw:frame>
        <draw:frame draw:style-name="gr16" draw:text-style-name="P18" draw:layer="layout" svg:width="1.28cm" svg:height="0.433cm" svg:x="0.997cm" svg:y="1.625cm">
          <draw:text-box>
            <text:p text:style-name="P17"><text:span text:style-name="T11">3</text:span><text:span text:style-name="T11">0</text:span><text:span text:style-name="T11"> </text:span><text:span text:style-name="T11">a</text:span><text:span text:style-name="T11">n</text:span><text:span text:style-name="T11">s</text:span><text:span text:style-name="T11"> </text:span></text:p>
          </draw:text-box>
        </draw:frame>
        <draw:frame draw:style-name="gr16" draw:text-style-name="P18" draw:layer="layout" svg:width="3.528cm" svg:height="0.433cm" svg:x="0.997cm" svg:y="2.296cm">
          <draw:text-box>
            <text:p text:style-name="P17"><text:span text:style-name="T11">P</text:span><text:span text:style-name="T11">e</text:span><text:span text:style-name="T11">r</text:span><text:span text:style-name="T11">m</text:span><text:span text:style-name="T11">i</text:span><text:span text:style-name="T11">s</text:span><text:span text:style-name="T11"> </text:span><text:span text:style-name="T11">B</text:span><text:span text:style-name="T11"> </text:span><text:span text:style-name="T11">-</text:span><text:span text:style-name="T11"> </text:span><text:span text:style-name="T11">V</text:span><text:span text:style-name="T11">é</text:span><text:span text:style-name="T11">h</text:span><text:span text:style-name="T11">i</text:span><text:span text:style-name="T11">c</text:span><text:span text:style-name="T11">u</text:span><text:span text:style-name="T11">l</text:span><text:span text:style-name="T11">é</text:span><text:span text:style-name="T11"> </text:span></text:p>
          </draw:text-box>
        </draw:frame>
        <draw:frame draw:style-name="gr16" draw:text-style-name="P9" draw:layer="layout" svg:width="0.387cm" svg:height="0.433cm" svg:x="0.997cm" svg:y="2.966cm">
          <draw:text-box>
            <text:p text:style-name="P2"><text:span text:style-name="T11"><text:s/></text:span></text:p>
          </draw:text-box>
        </draw:frame>
        <draw:frame draw:style-name="gr3" draw:text-style-name="P4" draw:layer="layout" svg:width="0.422cm" svg:height="0.475cm" svg:x="0.997cm" svg:y="3.622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0.997cm" svg:y="4.355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0.997cm" svg:y="4.84cm">
          <draw:text-box>
            <text:p text:style-name="P2"><text:span text:style-name="T13"><text:s/></text:span></text:p>
          </draw:text-box>
        </draw:frame>
        <draw:frame draw:style-name="gr3" draw:text-style-name="P4" draw:layer="layout" svg:width="0.422cm" svg:height="0.475cm" svg:x="0.997cm" svg:y="5.334cm">
          <draw:text-box>
            <text:p text:style-name="P2"><text:span text:style-name="T13"><text:s/></text:span></text:p>
          </draw:text-box>
        </draw:frame>
        <draw:frame draw:style-name="gr24" draw:text-style-name="P12" draw:layer="layout" svg:width="0.422cm" svg:height="0.497cm" svg:x="7.531cm" svg:y="20.753cm">
          <draw:text-box>
            <text:p text:style-name="P2"><text:span text:style-name="T4"><text:s/></text:span></text:p>
          </draw:text-box>
        </draw:frame>
        <draw:frame draw:style-name="gr16" draw:text-style-name="P9" draw:layer="layout" svg:width="0.387cm" svg:height="0.454cm" svg:x="8.602cm" svg:y="19.401cm">
          <draw:text-box>
            <text:p text:style-name="P2"><text:span text:style-name="T24"><text:s/></text:span></text:p>
          </draw:text-box>
        </draw:frame>
        <draw:frame draw:style-name="gr2" draw:text-style-name="P3" draw:layer="layout" svg:width="9.519cm" svg:height="0.586cm" svg:x="7.731cm" svg:y="20cm">
          <draw:text-box>
            <text:p text:style-name="P2"><text:span text:style-name="T19">Serveur et Agent polyvalent hôtelier <text:s/></text:span><text:span text:style-name="T20"><text:s/></text:span></text:p>
          </draw:text-box>
        </draw:frame>
        <draw:frame draw:style-name="gr3" draw:text-style-name="P4" draw:layer="layout" svg:width="0.422cm" svg:height="0.497cm" svg:x="7.659cm" svg:y="20.489cm">
          <draw:text-box>
            <text:p text:style-name="P2"><text:span text:style-name="T4"><text:s/></text:span></text:p>
          </draw:text-box>
        </draw:frame>
        <draw:frame draw:style-name="gr40" draw:text-style-name="P19" draw:layer="layout" svg:width="9.323cm" svg:height="0.395cm" svg:x="8.5cm" svg:y="20.75cm">
          <draw:text-box>
            <text:p text:style-name="P2"><text:span text:style-name="T14">Little Snail restaurant français – </text:span><text:span text:style-name="T15">Sydney, Australie</text:span><text:span text:style-name="T21"> </text:span><text:span text:style-name="T17">| 2018</text:span><text:span text:style-name="T16"> </text:span></text:p>
          </draw:text-box>
        </draw:frame>
        <draw:frame draw:style-name="gr16" draw:text-style-name="P9" draw:layer="layout" svg:width="0.387cm" svg:height="0.454cm" svg:x="8.594cm" svg:y="20.813cm">
          <draw:text-box>
            <text:p text:style-name="P2"><text:span text:style-name="T24"><text:s/></text:span></text:p>
          </draw:text-box>
        </draw:frame>
        <draw:frame draw:style-name="gr40" draw:text-style-name="P19" draw:layer="layout" svg:width="7.257cm" svg:height="0.395cm" svg:x="8.5cm" svg:y="21.25cm">
          <draw:text-box>
            <text:p text:style-name="P2"><text:span text:style-name="T14">Holiday Inn Hotel – </text:span><text:span text:style-name="T15">Sydney, Australie</text:span><text:span text:style-name="T14"> </text:span><text:span text:style-name="T21"><text:s/></text:span><text:span text:style-name="T17">| 2018</text:span><text:span text:style-name="T16"> </text:span></text:p>
          </draw:text-box>
        </draw:frame>
        <draw:frame draw:style-name="gr16" draw:text-style-name="P9" draw:layer="layout" svg:width="0.387cm" svg:height="0.454cm" svg:x="8.602cm" svg:y="21.289cm">
          <draw:text-box>
            <text:p text:style-name="P2"><text:span text:style-name="T24"><text:s/></text:span></text:p>
          </draw:text-box>
        </draw:frame>
        <draw:frame draw:style-name="gr2" draw:text-style-name="P3" draw:layer="layout" svg:width="7.013cm" svg:height="0.586cm" svg:x="7.75cm" svg:y="21.914cm">
          <draw:text-box>
            <text:p text:style-name="P2"><text:span text:style-name="T19">Serveur à table et comptoir</text:span><text:span text:style-name="T20"> </text:span></text:p>
          </draw:text-box>
        </draw:frame>
        <draw:frame draw:style-name="gr3" draw:text-style-name="P4" draw:layer="layout" svg:width="0.422cm" svg:height="0.497cm" svg:x="7.703cm" svg:y="22.12cm">
          <draw:text-box>
            <text:p text:style-name="P2"><text:span text:style-name="T4"><text:s/></text:span></text:p>
          </draw:text-box>
        </draw:frame>
        <draw:frame draw:style-name="gr40" draw:text-style-name="P19" draw:layer="layout" svg:width="9.167cm" svg:height="0.395cm" svg:x="8.75cm" svg:y="22.605cm">
          <draw:text-box>
            <text:p text:style-name="P2"><text:span text:style-name="T14">P</text:span><text:span text:style-name="T14">a</text:span><text:span text:style-name="T14">u</text:span><text:span text:style-name="T14">l </text:span><text:span text:style-name="T14">U</text:span><text:span text:style-name="T14">K</text:span><text:span text:style-name="T14"> </text:span><text:span text:style-name="T14">b</text:span><text:span text:style-name="T14">o</text:span><text:span text:style-name="T14">u</text:span><text:span text:style-name="T14">l</text:span><text:span text:style-name="T14">a</text:span><text:span text:style-name="T14">n</text:span><text:span text:style-name="T14">g</text:span><text:span text:style-name="T14">e</text:span><text:span text:style-name="T14">r</text:span><text:span text:style-name="T14">i</text:span><text:span text:style-name="T14">e</text:span><text:span text:style-name="T14"> </text:span><text:span text:style-name="T14">, </text:span><text:span text:style-name="T15">L</text:span><text:span text:style-name="T15">o</text:span><text:span text:style-name="T15">n</text:span><text:span text:style-name="T15">d</text:span><text:span text:style-name="T15">r</text:span><text:span text:style-name="T15">e</text:span><text:span text:style-name="T15">s</text:span><text:span text:style-name="T15">, </text:span><text:span text:style-name="T15">A</text:span><text:span text:style-name="T15">n</text:span><text:span text:style-name="T15">g</text:span><text:span text:style-name="T15">l</text:span><text:span text:style-name="T15">e</text:span><text:span text:style-name="T15">t</text:span><text:span text:style-name="T15">e</text:span><text:span text:style-name="T15">r</text:span><text:span text:style-name="T15">r</text:span><text:span text:style-name="T15">e</text:span><text:span text:style-name="T14"> </text:span><text:span text:style-name="T21"><text:s/></text:span><text:span text:style-name="T17">| </text:span><text:span text:style-name="T17">2</text:span><text:span text:style-name="T17">0</text:span><text:span text:style-name="T17">1</text:span><text:span text:style-name="T17">5</text:span><text:span text:style-name="T17"> </text:span><text:span text:style-name="T17">- </text:span><text:span text:style-name="T17">2</text:span><text:span text:style-name="T17">0</text:span><text:span text:style-name="T17">1</text:span><text:span text:style-name="T17">8</text:span><text:span text:style-name="T16"> </text:span></text:p>
          </draw:text-box>
        </draw:frame>
        <draw:frame draw:style-name="gr16" draw:text-style-name="P9" draw:layer="layout" svg:width="0.387cm" svg:height="0.454cm" svg:x="8.726cm" svg:y="22.392cm">
          <draw:text-box>
            <text:p text:style-name="P2"><text:span text:style-name="T24"><text:s/></text:span></text:p>
          </draw:text-box>
        </draw:frame>
        <draw:frame draw:style-name="gr2" draw:text-style-name="P3" draw:layer="layout" svg:width="10.01cm" svg:height="0.586cm" svg:x="7.74cm" svg:y="23cm">
          <draw:text-box>
            <text:p text:style-name="P2"><text:span text:style-name="T19">M</text:span><text:span text:style-name="T19">a</text:span><text:span text:style-name="T19">n</text:span><text:span text:style-name="T19">a</text:span><text:span text:style-name="T19">g</text:span><text:span text:style-name="T19">e</text:span><text:span text:style-name="T19">r</text:span><text:span text:style-name="T19"> </text:span><text:span text:style-name="T19">é</text:span><text:span text:style-name="T19">q</text:span><text:span text:style-name="T19">u</text:span><text:span text:style-name="T19">i</text:span><text:span text:style-name="T19">p</text:span><text:span text:style-name="T19">e</text:span><text:span text:style-name="T19"> </text:span><text:span text:style-name="T19">d</text:span><text:span text:style-name="T19">e</text:span><text:span text:style-name="T19"> </text:span><text:span text:style-name="T19">v</text:span><text:span text:style-name="T19">e</text:span><text:span text:style-name="T19">n</text:span><text:span text:style-name="T19">t</text:span><text:span text:style-name="T19">e</text:span><text:span text:style-name="T19"> </text:span><text:span text:style-name="T19">e</text:span><text:span text:style-name="T19">t </text:span><text:span text:style-name="T19">f</text:span><text:span text:style-name="T19">a</text:span><text:span text:style-name="T19">b</text:span><text:span text:style-name="T19">r</text:span><text:span text:style-name="T19">i</text:span><text:span text:style-name="T19">c</text:span><text:span text:style-name="T19">a</text:span><text:span text:style-name="T19">t</text:span><text:span text:style-name="T19">i</text:span><text:span text:style-name="T19">o</text:span><text:span text:style-name="T19">n</text:span><text:span text:style-name="T20"> </text:span></text:p>
          </draw:text-box>
        </draw:frame>
        <draw:frame draw:style-name="gr3" draw:text-style-name="P4" draw:layer="layout" svg:width="0.422cm" svg:height="0.497cm" svg:x="7.668cm" svg:y="23.48cm">
          <draw:text-box>
            <text:p text:style-name="P2"><text:span text:style-name="T4"><text:s/></text:span></text:p>
          </draw:text-box>
        </draw:frame>
        <draw:frame draw:style-name="gr40" draw:text-style-name="P19" draw:layer="layout" svg:width="5.885cm" svg:height="0.395cm" svg:x="8.75cm" svg:y="23.75cm">
          <draw:text-box>
            <text:p text:style-name="P2"><text:span text:style-name="T14">P</text:span><text:span text:style-name="T14">a</text:span><text:span text:style-name="T14">u</text:span><text:span text:style-name="T14">l </text:span><text:span text:style-name="T14"><text:s/></text:span><text:span text:style-name="T14">b</text:span><text:span text:style-name="T14">o</text:span><text:span text:style-name="T14">u</text:span><text:span text:style-name="T14">l</text:span><text:span text:style-name="T14">a</text:span><text:span text:style-name="T14">n</text:span><text:span text:style-name="T14">g</text:span><text:span text:style-name="T14">e</text:span><text:span text:style-name="T14">r</text:span><text:span text:style-name="T14">i</text:span><text:span text:style-name="T14">e </text:span><text:span text:style-name="T14">, </text:span><text:span text:style-name="T15">M</text:span><text:span text:style-name="T15">a</text:span><text:span text:style-name="T15">r</text:span><text:span text:style-name="T15">s</text:span><text:span text:style-name="T15">e</text:span><text:span text:style-name="T15">il</text:span><text:span text:style-name="T15">l</text:span><text:span text:style-name="T15">e</text:span><text:span text:style-name="T14"> </text:span><text:span text:style-name="T21"><text:s/></text:span><text:span text:style-name="T17">| </text:span><text:span text:style-name="T17">2</text:span><text:span text:style-name="T17">0</text:span><text:span text:style-name="T17">1</text:span><text:span text:style-name="T17">5</text:span><text:span text:style-name="T16"> </text:span></text:p>
          </draw:text-box>
        </draw:frame>
        <draw:frame draw:style-name="gr16" draw:text-style-name="P9" draw:layer="layout" svg:width="0.387cm" svg:height="0.454cm" svg:x="8.602cm" svg:y="23.812cm">
          <draw:text-box>
            <text:p text:style-name="P2"><text:span text:style-name="T24"><text:s/></text:span></text:p>
          </draw:text-box>
        </draw:frame>
        <draw:frame draw:style-name="gr15" draw:text-style-name="P8" draw:layer="layout" svg:width="10.272cm" svg:height="0.357cm" svg:x="8.728cm" svg:y="24.25cm">
          <draw:text-box>
            <text:p text:style-name="P2"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m</text:span><text:span text:style-name="T7">e</text:span><text:span text:style-name="T7">n</text:span><text:span text:style-name="T7">t </text:span><text:span text:style-name="T7">d</text:span><text:span text:style-name="T7">’</text:span><text:span text:style-name="T7">é</text:span><text:span text:style-name="T7">q</text:span><text:span text:style-name="T7">u</text:span><text:span text:style-name="T7">i</text:span><text:span text:style-name="T7">p</text:span><text:span text:style-name="T7">e</text:span><text:span text:style-name="T7">, </text:span><text:span text:style-name="T7">g</text:span><text:span text:style-name="T7">e</text:span><text:span text:style-name="T7">s</text:span><text:span text:style-name="T7">ti</text:span><text:span text:style-name="T7">o</text:span><text:span text:style-name="T7">n </text:span><text:span text:style-name="T7">d</text:span><text:span text:style-name="T7">e</text:span><text:span text:style-name="T7">s </text:span><text:span text:style-name="T7">s</text:span><text:span text:style-name="T7">t</text:span><text:span text:style-name="T7">o</text:span><text:span text:style-name="T7">c</text:span><text:span text:style-name="T7">k</text:span><text:span text:style-name="T7">s </text:span><text:span text:style-name="T7">e</text:span><text:span text:style-name="T7">t </text:span><text:span text:style-name="T7">d</text:span><text:span text:style-name="T7">e</text:span><text:span text:style-name="T7">s </text:span><text:span text:style-name="T7">c</text:span><text:span text:style-name="T7">o</text:span><text:span text:style-name="T7">m</text:span><text:span text:style-name="T7">m</text:span><text:span text:style-name="T7">a</text:span><text:span text:style-name="T7">n</text:span><text:span text:style-name="T7">d</text:span><text:span text:style-name="T7">e</text:span><text:span text:style-name="T7">s</text:span><text:span text:style-name="T7">, </text:span><text:span text:style-name="T7">P</text:span><text:span text:style-name="T7">l</text:span><text:span text:style-name="T7">a</text:span><text:span text:style-name="T7">n</text:span><text:span text:style-name="T7">n</text:span><text:span text:style-name="T7">i</text:span><text:span text:style-name="T7">n</text:span><text:span text:style-name="T7">g </text:span></text:p>
          </draw:text-box>
        </draw:frame>
        <draw:frame draw:style-name="gr40" draw:text-style-name="P19" draw:layer="layout" svg:width="0.352cm" svg:height="0.395cm" svg:x="8.55cm" svg:y="25.229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4.972cm" svg:height="0.586cm" svg:x="7.778cm" svg:y="24.75cm">
          <draw:text-box>
            <text:p text:style-name="P2"><text:span text:style-name="T19">E</text:span><text:span text:style-name="T19">q</text:span><text:span text:style-name="T19">u</text:span><text:span text:style-name="T19">i</text:span><text:span text:style-name="T19">p</text:span><text:span text:style-name="T19">i</text:span><text:span text:style-name="T19">e</text:span><text:span text:style-name="T19">r</text:span><text:span text:style-name="T19"> </text:span><text:span text:style-name="T19">p</text:span><text:span text:style-name="T19">o</text:span><text:span text:style-name="T19">l</text:span><text:span text:style-name="T19">y</text:span><text:span text:style-name="T19">v</text:span><text:span text:style-name="T19">a</text:span><text:span text:style-name="T19">l</text:span><text:span text:style-name="T19">e</text:span><text:span text:style-name="T19">n</text:span><text:span text:style-name="T19">t</text:span><text:span text:style-name="T20"> </text:span></text:p>
          </draw:text-box>
        </draw:frame>
        <draw:frame draw:style-name="gr3" draw:text-style-name="P4" draw:layer="layout" svg:width="0.422cm" svg:height="0.497cm" svg:x="7.8cm" svg:y="26.338cm">
          <draw:text-box>
            <text:p text:style-name="P2"><text:span text:style-name="T4"><text:s/></text:span></text:p>
          </draw:text-box>
        </draw:frame>
        <draw:frame draw:style-name="gr40" draw:text-style-name="P19" draw:layer="layout" svg:width="6.351cm" svg:height="0.395cm" svg:x="8.649cm" svg:y="25.5cm">
          <draw:text-box>
            <text:p text:style-name="P2"><text:span text:style-name="T14">Quick France , </text:span><text:span text:style-name="T15">Marseille</text:span><text:span text:style-name="T14"> </text:span><text:span text:style-name="T21"><text:s/></text:span><text:span text:style-name="T17">| 2012 – 2014 </text:span></text:p>
          </draw:text-box>
        </draw:frame>
        <draw:frame draw:style-name="gr16" draw:text-style-name="P9" draw:layer="layout" svg:width="0.387cm" svg:height="0.454cm" svg:x="8.726cm" svg:y="26.697cm">
          <draw:text-box>
            <text:p text:style-name="P2"><text:span text:style-name="T24"><text:s/></text:span></text:p>
          </draw:text-box>
        </draw:frame>
        <draw:frame draw:style-name="gr41" draw:text-style-name="P14" draw:layer="layout" svg:width="6.149cm" svg:height="0.75cm" svg:x="7.773cm" svg:y="26cm">
          <draw:text-box>
            <text:p text:style-name="P2"><text:span text:style-name="T19">C</text:span><text:span text:style-name="T19">h</text:span><text:span text:style-name="T19">e</text:span><text:span text:style-name="T19">f</text:span><text:span text:style-name="T19"> </text:span><text:span text:style-name="T19">p</text:span><text:span text:style-name="T19">r</text:span><text:span text:style-name="T19">o</text:span><text:span text:style-name="T19">j</text:span><text:span text:style-name="T19">e</text:span><text:span text:style-name="T19">t</text:span><text:span text:style-name="T19"> </text:span><text:span text:style-name="T19">c</text:span><text:span text:style-name="T19">o</text:span><text:span text:style-name="T19">m</text:span><text:span text:style-name="T19">m</text:span><text:span text:style-name="T19">e</text:span><text:span text:style-name="T19">r</text:span><text:span text:style-name="T19">c</text:span><text:span text:style-name="T19">i</text:span><text:span text:style-name="T19">a</text:span><text:span text:style-name="T19">l</text:span><text:span text:style-name="T19"> </text:span><text:span text:style-name="T20"><text:s/></text:span></text:p>
          </draw:text-box>
        </draw:frame>
        <draw:frame draw:style-name="gr3" draw:text-style-name="P4" draw:layer="layout" svg:width="0.422cm" svg:height="0.497cm" svg:x="7.773cm" svg:y="27.687cm">
          <draw:text-box>
            <text:p text:style-name="P2"><text:span text:style-name="T4"><text:s/></text:span></text:p>
          </draw:text-box>
        </draw:frame>
        <draw:frame draw:style-name="gr40" draw:text-style-name="P19" draw:layer="layout" svg:width="7.519cm" svg:height="0.395cm" svg:x="8.75cm" svg:y="26.75cm">
          <draw:text-box>
            <text:p text:style-name="P2"><text:span text:style-name="T14">C</text:span><text:span text:style-name="T14">o</text:span><text:span text:style-name="T14">p</text:span><text:span text:style-name="T14">i</text:span><text:span text:style-name="T14">e </text:span><text:span text:style-name="T14">S</text:span><text:span text:style-name="T14">e</text:span><text:span text:style-name="T14">l</text:span><text:span text:style-name="T14">f </text:span><text:span text:style-name="T14">P</text:span><text:span text:style-name="T14">l</text:span><text:span text:style-name="T14">e</text:span><text:span text:style-name="T14">i</text:span><text:span text:style-name="T14">n</text:span><text:span text:style-name="T14"> </text:span><text:span text:style-name="T14">C</text:span><text:span text:style-name="T14">i</text:span><text:span text:style-name="T14">e</text:span><text:span text:style-name="T14">l </text:span><text:span text:style-name="T14">, </text:span><text:span text:style-name="T15">M</text:span><text:span text:style-name="T15">a</text:span><text:span text:style-name="T15">r</text:span><text:span text:style-name="T15">s</text:span><text:span text:style-name="T15">e</text:span><text:span text:style-name="T15">il</text:span><text:span text:style-name="T15">l</text:span><text:span text:style-name="T15">e</text:span><text:span text:style-name="T14"> </text:span><text:span text:style-name="T21"><text:s/></text:span><text:span text:style-name="T17">| </text:span><text:span text:style-name="T17">2</text:span><text:span text:style-name="T17">0</text:span><text:span text:style-name="T17">1</text:span><text:span text:style-name="T17">1 </text:span><text:span text:style-name="T17">– </text:span><text:span text:style-name="T17">2</text:span><text:span text:style-name="T17">0</text:span><text:span text:style-name="T17">1</text:span><text:span text:style-name="T17">3 </text:span></text:p>
          </draw:text-box>
        </draw:frame>
        <draw:frame draw:style-name="gr16" draw:text-style-name="P9" draw:layer="layout" svg:width="0.387cm" svg:height="0.454cm" svg:x="8.726cm" svg:y="28.011cm">
          <draw:text-box>
            <text:p text:style-name="P2"><text:span text:style-name="T24"><text:s/></text:span></text:p>
          </draw:text-box>
        </draw:frame>
        <draw:frame draw:style-name="gr15" draw:text-style-name="P8" draw:layer="layout" svg:width="10.382cm" svg:height="0.713cm" svg:x="8.75cm" svg:y="27.25cm">
          <draw:text-box>
            <text:p text:style-name="P2"><text:span text:style-name="T7">D</text:span><text:span text:style-name="T7">é</text:span><text:span text:style-name="T7">v</text:span><text:span text:style-name="T7">e</text:span><text:span text:style-name="T7">l</text:span><text:span text:style-name="T7">o</text:span><text:span text:style-name="T7">p</text:span><text:span text:style-name="T7">p</text:span><text:span text:style-name="T7">e</text:span><text:span text:style-name="T7">m</text:span><text:span text:style-name="T7">e</text:span><text:span text:style-name="T7">n</text:span><text:span text:style-name="T7">t </text:span><text:span text:style-name="T7">d</text:span><text:span text:style-name="T7">’</text:span><text:span text:style-name="T7">u</text:span><text:span text:style-name="T7">n 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 </text:span><text:span text:style-name="T7">c</text:span><text:span text:style-name="T7">o</text:span><text:span text:style-name="T7">m</text:span><text:span text:style-name="T7">m</text:span><text:span text:style-name="T7">e</text:span><text:span text:style-name="T7">r</text:span><text:span text:style-name="T7">c</text:span><text:span text:style-name="T7">i</text:span><text:span text:style-name="T7">a</text:span><text:span text:style-name="T7">l </text:span><text:span text:style-name="T7">(</text:span><text:span text:style-name="T7">p</text:span><text:span text:style-name="T7">r</text:span><text:span text:style-name="T7">é</text:span><text:span text:style-name="T7">p</text:span><text:span text:style-name="T7">a</text:span><text:span text:style-name="T7">r</text:span><text:span text:style-name="T7">a</text:span><text:span text:style-name="T7">ti</text:span><text:span text:style-name="T7">o</text:span><text:span text:style-name="T7">n </text:span><text:span text:style-name="T7">li</text:span><text:span text:style-name="T7">s</text:span><text:span text:style-name="T7">t</text:span><text:span text:style-name="T7">e </text:span><text:span text:style-name="T7">s</text:span><text:span text:style-name="T7">c</text:span><text:span text:style-name="T7">o</text:span><text:span text:style-name="T7">l</text:span><text:span text:style-name="T7">a</text:span><text:span text:style-name="T7">ir</text:span><text:span text:style-name="T7">e</text:span><text:span text:style-name="T7">) </text:span><text:span text:style-name="T7">a</text:span><text:span text:style-name="T7">v</text:span><text:span text:style-name="T7">e</text:span><text:span text:style-name="T7">c </text:span></text:p>
            <text:p text:style-name="P2"><text:span text:style-name="T7">r</text:span><text:span text:style-name="T7">é</text:span><text:span text:style-name="T7">s</text:span><text:span text:style-name="T7">u</text:span><text:span text:style-name="T7">lt</text:span><text:span text:style-name="T7">a</text:span><text:span text:style-name="T7">t</text:span><text:span text:style-name="T7">s </text:span><text:span text:style-name="T7">c</text:span><text:span text:style-name="T7">o</text:span><text:span text:style-name="T7">n</text:span><text:span text:style-name="T7">c</text:span><text:span text:style-name="T7">l</text:span><text:span text:style-name="T7">u</text:span><text:span text:style-name="T7">a</text:span><text:span text:style-name="T7">n</text:span><text:span text:style-name="T7">t</text:span><text:span text:style-name="T7">s </text:span><text:span text:style-name="T7">d</text:span><text:span text:style-name="T7">a</text:span><text:span text:style-name="T7">n</text:span><text:span text:style-name="T7">s </text:span><text:span text:style-name="T7">l</text:span><text:span text:style-name="T7">e </text:span><text:span text:style-name="T7">c</text:span><text:span text:style-name="T7">a</text:span><text:span text:style-name="T7">d</text:span><text:span text:style-name="T7">r</text:span><text:span text:style-name="T7">e </text:span><text:span text:style-name="T7">d</text:span><text:span text:style-name="T7">u </text:span><text:span text:style-name="T7">B</text:span><text:span text:style-name="T7">T</text:span><text:span text:style-name="T7">S</text:span><text:span text:style-name="T7"> </text:span></text:p>
          </draw:text-box>
        </draw:frame>
        <draw:frame draw:style-name="gr40" draw:text-style-name="P19" draw:layer="layout" svg:width="0.352cm" svg:height="0.395cm" svg:x="8.408cm" svg:y="29.102cm">
          <draw:text-box>
            <text:p text:style-name="P2"><text:span text:style-name="T16"><text:s/></text:span></text:p>
          </draw:text-box>
        </draw:frame>
        <draw:frame draw:style-name="gr42" draw:text-style-name="P21" draw:layer="layout" svg:width="11.5cm" svg:height="1.297cm" svg:x="8.25cm" svg:y="5cm">
          <draw:text-box>
            <text:p text:style-name="P20"><text:span text:style-name="T31">J</text:span><text:span text:style-name="T31">e</text:span><text:span text:style-name="T31">u</text:span><text:span text:style-name="T31">n</text:span><text:span text:style-name="T31">e</text:span><text:span text:style-name="T31"> </text:span><text:span text:style-name="T31">d</text:span><text:span text:style-name="T31">é</text:span><text:span text:style-name="T31">v</text:span><text:span text:style-name="T31">e</text:span><text:span text:style-name="T31">l</text:span><text:span text:style-name="T31">o</text:span><text:span text:style-name="T31">p</text:span><text:span text:style-name="T31">p</text:span><text:span text:style-name="T31">e</text:span><text:span text:style-name="T31">u</text:span><text:span text:style-name="T31">r </text:span><text:span text:style-name="T31">W</text:span><text:span text:style-name="T31">e</text:span><text:span text:style-name="T31">b</text:span><text:span text:style-name="T31"> </text:span><text:span text:style-name="T31">e</text:span><text:span text:style-name="T31">t </text:span><text:span text:style-name="T31">W</text:span><text:span text:style-name="T31">e</text:span><text:span text:style-name="T31">b</text:span><text:span text:style-name="T31"> </text:span><text:span text:style-name="T31">M</text:span><text:span text:style-name="T31">o</text:span><text:span text:style-name="T31">b</text:span><text:span text:style-name="T31">il</text:span><text:span text:style-name="T31">e</text:span><text:span text:style-name="T31">, </text:span><text:span text:style-name="T31">f</text:span><text:span text:style-name="T31">o</text:span><text:span text:style-name="T31">r</text:span><text:span text:style-name="T31">t </text:span><text:span text:style-name="T31">d</text:span><text:span text:style-name="T31">e</text:span><text:span text:style-name="T31"> </text:span><text:span text:style-name="T31">1</text:span><text:span text:style-name="T31">0</text:span><text:span text:style-name="T31"> </text:span><text:span text:style-name="T31">a</text:span><text:span text:style-name="T31">n</text:span><text:span text:style-name="T31">s</text:span><text:span text:style-name="T31"> </text:span><text:span text:style-name="T31">d</text:span><text:span text:style-name="T31">’</text:span><text:span text:style-name="T31">e</text:span><text:span text:style-name="T31">x</text:span><text:span text:style-name="T31">p</text:span><text:span text:style-name="T31">é</text:span><text:span text:style-name="T31">r</text:span><text:span text:style-name="T31">i</text:span><text:span text:style-name="T31">e</text:span><text:span text:style-name="T31">n</text:span><text:span text:style-name="T31">c</text:span><text:span text:style-name="T31">e</text:span><text:span text:style-name="T31">s</text:span><text:span text:style-name="T31"> </text:span><text:span text:style-name="T31">p</text:span><text:span text:style-name="T31">r</text:span><text:span text:style-name="T31">o</text:span><text:span text:style-name="T31">f</text:span><text:span text:style-name="T31">e</text:span><text:span text:style-name="T31">s</text:span><text:span text:style-name="T31">s</text:span><text:span text:style-name="T31">i</text:span><text:span text:style-name="T31">o</text:span><text:span text:style-name="T31">n</text:span><text:span text:style-name="T31">n</text:span><text:span text:style-name="T31">e</text:span><text:span text:style-name="T31">ll</text:span><text:span text:style-name="T31">e</text:span><text:span text:style-name="T31">s</text:span><text:span text:style-name="T31"> </text:span><text:span text:style-name="T31">d</text:span><text:span text:style-name="T31">i</text:span><text:span text:style-name="T31">v</text:span><text:span text:style-name="T31">e</text:span><text:span text:style-name="T31">r</text:span><text:span text:style-name="T31">s</text:span><text:span text:style-name="T31">e</text:span><text:span text:style-name="T31">s</text:span><text:span text:style-name="T31"> </text:span><text:span text:style-name="T31">e</text:span><text:span text:style-name="T31">t </text:span><text:span text:style-name="T31">v</text:span><text:span text:style-name="T31">a</text:span><text:span text:style-name="T31">r</text:span><text:span text:style-name="T31">i</text:span><text:span text:style-name="T31">é</text:span><text:span text:style-name="T31">e</text:span><text:span text:style-name="T31">s</text:span><text:span text:style-name="T31"> </text:span><text:span text:style-name="T31">e</text:span><text:span text:style-name="T31">n</text:span><text:span text:style-name="T31"> </text:span><text:span text:style-name="T31">F</text:span><text:span text:style-name="T31">r</text:span><text:span text:style-name="T31">a</text:span><text:span text:style-name="T31">n</text:span><text:span text:style-name="T31">c</text:span><text:span text:style-name="T31">e</text:span><text:span text:style-name="T31"> </text:span><text:span text:style-name="T31">e</text:span><text:span text:style-name="T31">t </text:span><text:span text:style-name="T31">à</text:span><text:span text:style-name="T31"> </text:span><text:span text:style-name="T31">l’</text:span><text:span text:style-name="T31">é</text:span><text:span text:style-name="T31">t</text:span><text:span text:style-name="T31">r</text:span><text:span text:style-name="T31">a</text:span><text:span text:style-name="T31">n</text:span><text:span text:style-name="T31">g</text:span><text:span text:style-name="T31">e</text:span><text:span text:style-name="T31">r</text:span><text:span text:style-name="T31">. </text:span><text:span text:style-name="T31">H</text:span><text:span text:style-name="T31">a</text:span><text:span text:style-name="T31">u</text:span><text:span text:style-name="T31">t</text:span><text:span text:style-name="T31">e</text:span><text:span text:style-name="T31"> </text:span><text:span text:style-name="T31">c</text:span><text:span text:style-name="T31">a</text:span><text:span text:style-name="T31">p</text:span><text:span text:style-name="T31">a</text:span><text:span text:style-name="T31">c</text:span><text:span text:style-name="T31">it</text:span><text:span text:style-name="T31">é</text:span><text:span text:style-name="T31"> </text:span><text:span text:style-name="T31">d</text:span><text:span text:style-name="T31">’</text:span><text:span text:style-name="T31">a</text:span><text:span text:style-name="T31">d</text:span><text:span text:style-name="T31">a</text:span><text:span text:style-name="T31">p</text:span><text:span text:style-name="T31">t</text:span><text:span text:style-name="T31">a</text:span><text:span text:style-name="T31">ti</text:span><text:span text:style-name="T31">o</text:span><text:span text:style-name="T31">n</text:span><text:span text:style-name="T31">.</text:span></text:p>
          </draw:text-box>
        </draw:frame>
        <draw:frame draw:style-name="gr22" draw:text-style-name="P14" draw:layer="layout" svg:width="11.572cm" svg:height="1.527cm" svg:x="7.5cm" svg:y="7.914cm">
          <draw:text-box>
            <text:p text:style-name="P2"><text:span text:style-name="T19">D</text:span><text:span text:style-name="T19">e</text:span><text:span text:style-name="T19">v</text:span><text:span text:style-name="T19">e</text:span><text:span text:style-name="T19">l</text:span><text:span text:style-name="T19">o</text:span><text:span text:style-name="T19">p</text:span><text:span text:style-name="T19">p</text:span><text:span text:style-name="T19">e</text:span><text:span text:style-name="T19">u</text:span><text:span text:style-name="T19">r</text:span><text:span text:style-name="T19"> </text:span><text:span text:style-name="T19">W</text:span><text:span text:style-name="T19">e</text:span><text:span text:style-name="T19">b</text:span><text:span text:style-name="T19"> </text:span><text:span text:style-name="T19">e</text:span><text:span text:style-name="T19">t </text:span><text:span text:style-name="T19">W</text:span><text:span text:style-name="T19">e</text:span><text:span text:style-name="T19">b</text:span><text:span text:style-name="T19"> </text:span><text:span text:style-name="T19">m</text:span><text:span text:style-name="T19">o</text:span><text:span text:style-name="T19">b</text:span><text:span text:style-name="T19">i</text:span><text:span text:style-name="T19">l</text:span><text:span text:style-name="T19">e</text:span><text:span text:style-name="T19"> <text:s/></text:span><text:span text:style-name="T20"><text:s/></text:span></text:p>
            <text:p text:style-name="P2"><text:span text:style-name="T20"><text:tab/></text:span><text:span text:style-name="T32">5 </text:span><text:span text:style-name="T32">s</text:span><text:span text:style-name="T32">e</text:span><text:span text:style-name="T32">m</text:span><text:span text:style-name="T32">a</text:span><text:span text:style-name="T32">i</text:span><text:span text:style-name="T32">n</text:span><text:span text:style-name="T32">e</text:span><text:span text:style-name="T32">s </text:span><text:span text:style-name="T32">e</text:span><text:span text:style-name="T32">n </text:span><text:span text:style-name="T32">e</text:span><text:span text:style-name="T32">n</text:span><text:span text:style-name="T32">t</text:span><text:span text:style-name="T32">r</text:span><text:span text:style-name="T32">e</text:span><text:span text:style-name="T32">p</text:span><text:span text:style-name="T32">r</text:span><text:span text:style-name="T32">i</text:span><text:span text:style-name="T32">s</text:span><text:span text:style-name="T32">e</text:span><text:span text:style-name="T32">s</text:span></text:p>
            <text:p text:style-name="P2"><text:span text:style-name="T32"><text:tab/></text:span><text:span text:style-name="T32">6 </text:span><text:span text:style-name="T32">m</text:span><text:span text:style-name="T32">o</text:span><text:span text:style-name="T32">i</text:span><text:span text:style-name="T32">s </text:span><text:span text:style-name="T32">d</text:span><text:span text:style-name="T32">e </text:span><text:span text:style-name="T32">f</text:span><text:span text:style-name="T32">o</text:span><text:span text:style-name="T32">r</text:span><text:span text:style-name="T32">m</text:span><text:span text:style-name="T32">a</text:span><text:span text:style-name="T32">ti</text:span><text:span text:style-name="T32">o</text:span><text:span text:style-name="T32">n </text:span><text:span text:style-name="T32">f</text:span><text:span text:style-name="T32">u</text:span><text:span text:style-name="T32">ll </text:span><text:span text:style-name="T32">s</text:span><text:span text:style-name="T32">t</text:span><text:span text:style-name="T32">a</text:span><text:span text:style-name="T32">c</text:span><text:span text:style-name="T32">k</text:span><text:span text:style-name="T32"> : </text:span><text:span text:style-name="T32">h</text:span><text:span text:style-name="T32">t</text:span><text:span text:style-name="T32">m</text:span><text:span text:style-name="T32">l, </text:span><text:span text:style-name="T32">c</text:span><text:span text:style-name="T32">s</text:span><text:span text:style-name="T32">s</text:span><text:span text:style-name="T32">, </text:span><text:span text:style-name="T32">p</text:span><text:span text:style-name="T32">h</text:span><text:span text:style-name="T32">p</text:span><text:span text:style-name="T32">, </text:span><text:span text:style-name="T32">Q</text:span><text:span text:style-name="T32">S</text:span><text:span text:style-name="T32">L</text:span><text:span text:style-name="T32">, </text:span><text:span text:style-name="T32">f</text:span><text:span text:style-name="T32">r</text:span><text:span text:style-name="T32">a</text:span><text:span text:style-name="T32">m</text:span><text:span text:style-name="T32">e</text:span><text:span text:style-name="T32">w</text:span><text:span text:style-name="T32">o</text:span><text:span text:style-name="T32">r</text:span><text:span text:style-name="T32">k</text:span><text:span text:style-name="T32">..</text:span><text:span text:style-name="T32">.</text:span></text:p>
          </draw:text-box>
        </draw:frame>
        <draw:frame draw:style-name="gr43" draw:text-style-name="P5" draw:layer="layout" svg:width="11.144cm" svg:height="0.607cm" svg:x="8.606cm" svg:y="8.643cm">
          <draw:text-box>
            <text:p text:style-name="P2"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text:span text:style-name="T7"><text:s text:c="3"/></text:span></text:p>
          </draw:text-box>
        </draw:frame>
        <draw:frame draw:style-name="gr2" draw:text-style-name="P3" draw:layer="layout" svg:width="7.131cm" svg:height="1.572cm" svg:x="0.363cm" svg:y="23.75cm">
          <draw:text-box>
            <text:p text:style-name="P2"><text:span text:style-name="T30">F</text:span><text:span text:style-name="T30">o</text:span><text:span text:style-name="T30">r</text:span><text:span text:style-name="T30">m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D</text:span><text:span text:style-name="T30">e</text:span><text:span text:style-name="T30">v</text:span><text:span text:style-name="T30">e</text:span><text:span text:style-name="T30">l</text:span><text:span text:style-name="T30">o</text:span><text:span text:style-name="T30">p</text:span><text:span text:style-name="T30">p</text:span><text:span text:style-name="T30">e</text:span><text:span text:style-name="T30">u</text:span><text:span text:style-name="T30">r</text:span><text:span text:style-name="T30"> </text:span><text:span text:style-name="T30">W</text:span><text:span text:style-name="T30">e</text:span><text:span text:style-name="T30">b</text:span></text:p>
            <text:p text:style-name="P2"><text:span text:style-name="T30">E</text:span><text:span text:style-name="T30">t </text:span><text:span text:style-name="T30">W</text:span><text:span text:style-name="T30">e</text:span><text:span text:style-name="T30">b</text:span><text:span text:style-name="T30"> </text:span><text:span text:style-name="T30">M</text:span><text:span text:style-name="T30">o</text:span><text:span text:style-name="T30">b</text:span><text:span text:style-name="T30">i</text:span><text:span text:style-name="T30">l</text:span><text:span text:style-name="T30">e</text:span></text:p>
            <text:p text:style-name="P2"><text:span text:style-name="T33">S</text:span><text:span text:style-name="T33">i</text:span><text:span text:style-name="T33">m</text:span><text:span text:style-name="T33">p</text:span><text:span text:style-name="T33">l</text:span><text:span text:style-name="T33">o</text:span><text:span text:style-name="T33">n</text:span><text:span text:style-name="T33"> </text:span><text:span text:style-name="T33">|</text:span><text:span text:style-name="T33">2</text:span><text:span text:style-name="T33">0</text:span><text:span text:style-name="T33">2</text:span><text:span text:style-name="T33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ambria" svg:font-family="Cambria" style:font-pitch="variable"/>
    <style:font-face style:name="Cambria1" svg:font-family="Cambria"/>
    <style:font-face style:name="Century Gothic" svg:font-family="'Century Gothic'"/>
    <style:font-face style:name="Century Gothic1" svg:font-family="'Century Gothic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ebo" svg:font-family="Heebo"/>
    <style:font-face style:name="Heebo Medium" svg:font-family="'Heebo Medium'" style:font-pitch="variable"/>
    <style:font-face style:name="Heebo Medium1" svg:font-family="'Heebo Medium'"/>
    <style:font-face style:name="Heebo1" svg:font-family="Heeb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/>
    <style:font-face style:name="Symbol1" svg:font-family="Symbol" style:font-pitch="variable"/>
    <style:font-face style:name="aakar" svg:font-family="aakar" style:font-pitch="variable"/>
    <style:font-face style:name="arial" svg:font-family="arial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04T11:31:19.952021660</dc:date>
    <meta:editing-duration>PT17M39S</meta:editing-duration>
    <meta:editing-cycles>1</meta:editing-cycles>
    <meta:document-statistic meta:object-count="245"/>
    <meta:generator>LibreOffice/7.3.7.2$Linux_X86_64 LibreOffice_project/30$Build-2</meta:generator>
  </office:meta>
</office:document-meta>
</file>